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3.704cm" style:rel-column-width="14268*"/>
    </style:style>
    <style:style style:name="Tabla1.B" style:family="table-column">
      <style:table-column-properties style:column-width="13.309cm" style:rel-column-width="51267*"/>
    </style:style>
    <style:style style:name="Tabla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.013cm" fo:margin-left="0cm" fo:margin-right="-0.012cm" table:align="margins"/>
    </style:style>
    <style:style style:name="Tabla2.A" style:family="table-column">
      <style:table-column-properties style:column-width="3.704cm" style:rel-column-width="14268*"/>
    </style:style>
    <style:style style:name="Tabla2.B" style:family="table-column">
      <style:table-column-properties style:column-width="13.309cm" style:rel-column-width="51267*"/>
    </style:style>
    <style:style style:name="Tabla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7.013cm" fo:margin-left="0cm" fo:margin-right="-0.012cm" table:align="margins"/>
    </style:style>
    <style:style style:name="Tabla3.A" style:family="table-column">
      <style:table-column-properties style:column-width="3.704cm" style:rel-column-width="14268*"/>
    </style:style>
    <style:style style:name="Tabla3.B" style:family="table-column">
      <style:table-column-properties style:column-width="13.309cm" style:rel-column-width="51267*"/>
    </style:style>
    <style:style style:name="Tabla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17.013cm" fo:margin-left="0cm" fo:margin-right="-0.012cm" table:align="margins"/>
    </style:style>
    <style:style style:name="Tabla4.A" style:family="table-column">
      <style:table-column-properties style:column-width="3.704cm" style:rel-column-width="14268*"/>
    </style:style>
    <style:style style:name="Tabla4.B" style:family="table-column">
      <style:table-column-properties style:column-width="13.309cm" style:rel-column-width="51267*"/>
    </style:style>
    <style:style style:name="Tabla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013cm" fo:margin-left="0cm" fo:margin-right="-0.012cm" table:align="margins"/>
    </style:style>
    <style:style style:name="Tabla5.A" style:family="table-column">
      <style:table-column-properties style:column-width="3.704cm" style:rel-column-width="14268*"/>
    </style:style>
    <style:style style:name="Tabla5.B" style:family="table-column">
      <style:table-column-properties style:column-width="13.309cm" style:rel-column-width="51267*"/>
    </style:style>
    <style:style style:name="Tabla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7.013cm" fo:margin-left="0cm" fo:margin-right="-0.012cm" table:align="margins"/>
    </style:style>
    <style:style style:name="Tabla6.A" style:family="table-column">
      <style:table-column-properties style:column-width="3.704cm" style:rel-column-width="14268*"/>
    </style:style>
    <style:style style:name="Tabla6.B" style:family="table-column">
      <style:table-column-properties style:column-width="13.309cm" style:rel-column-width="51267*"/>
    </style:style>
    <style:style style:name="Tabla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6.B1" style:family="table-cell">
      <style:table-cell-properties fo:padding="0.097cm" fo:border="0.05pt solid #000000"/>
    </style:style>
    <style:style style:name="Tabla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7" style:family="table">
      <style:table-properties style:width="17.013cm" fo:margin-left="0cm" fo:margin-right="-0.012cm" table:align="margins"/>
    </style:style>
    <style:style style:name="Tabla7.A" style:family="table-column">
      <style:table-column-properties style:column-width="3.704cm" style:rel-column-width="14268*"/>
    </style:style>
    <style:style style:name="Tabla7.B" style:family="table-column">
      <style:table-column-properties style:column-width="13.309cm" style:rel-column-width="51267*"/>
    </style:style>
    <style:style style:name="Tabla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7.B1" style:family="table-cell">
      <style:table-cell-properties fo:padding="0.097cm" fo:border="0.05pt solid #000000"/>
    </style:style>
    <style:style style:name="Tabla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17.013cm" fo:margin-left="0cm" fo:margin-right="-0.012cm" table:align="margins"/>
    </style:style>
    <style:style style:name="Tabla8.A" style:family="table-column">
      <style:table-column-properties style:column-width="3.704cm" style:rel-column-width="14268*"/>
    </style:style>
    <style:style style:name="Tabla8.B" style:family="table-column">
      <style:table-column-properties style:column-width="13.309cm" style:rel-column-width="51267*"/>
    </style:style>
    <style:style style:name="Tabla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8.B1" style:family="table-cell">
      <style:table-cell-properties fo:padding="0.097cm" fo:border="0.05pt solid #000000"/>
    </style:style>
    <style:style style:name="Tabla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9" style:family="table">
      <style:table-properties style:width="17.013cm" fo:margin-left="0cm" fo:margin-right="-0.012cm" table:align="margins"/>
    </style:style>
    <style:style style:name="Tabla9.A" style:family="table-column">
      <style:table-column-properties style:column-width="3.704cm" style:rel-column-width="14268*"/>
    </style:style>
    <style:style style:name="Tabla9.B" style:family="table-column">
      <style:table-column-properties style:column-width="13.309cm" style:rel-column-width="51267*"/>
    </style:style>
    <style:style style:name="Tabla9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9.B1" style:family="table-cell">
      <style:table-cell-properties fo:padding="0.097cm" fo:border="0.05pt solid #000000"/>
    </style:style>
    <style:style style:name="Tabla9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" style:family="table">
      <style:table-properties style:width="17.013cm" fo:margin-left="0cm" fo:margin-right="-0.012cm" table:align="margins"/>
    </style:style>
    <style:style style:name="Tabla10.A" style:family="table-column">
      <style:table-column-properties style:column-width="3.704cm" style:rel-column-width="14268*"/>
    </style:style>
    <style:style style:name="Tabla10.B" style:family="table-column">
      <style:table-column-properties style:column-width="13.309cm" style:rel-column-width="51267*"/>
    </style:style>
    <style:style style:name="Tabla10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0.B1" style:family="table-cell">
      <style:table-cell-properties fo:padding="0.097cm" fo:border="0.05pt solid #000000"/>
    </style:style>
    <style:style style:name="Tabla10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0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" style:family="table">
      <style:table-properties style:width="17.013cm" fo:margin-left="0cm" fo:margin-right="-0.012cm" table:align="margins"/>
    </style:style>
    <style:style style:name="Tabla11.A" style:family="table-column">
      <style:table-column-properties style:column-width="3.704cm" style:rel-column-width="14268*"/>
    </style:style>
    <style:style style:name="Tabla11.B" style:family="table-column">
      <style:table-column-properties style:column-width="13.309cm" style:rel-column-width="51267*"/>
    </style:style>
    <style:style style:name="Tabla11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1.B1" style:family="table-cell">
      <style:table-cell-properties fo:padding="0.097cm" fo:border="0.05pt solid #000000"/>
    </style:style>
    <style:style style:name="Tabla11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" style:family="table">
      <style:table-properties style:width="17.013cm" fo:margin-left="0cm" fo:margin-right="-0.012cm" table:align="margins"/>
    </style:style>
    <style:style style:name="Tabla12.A" style:family="table-column">
      <style:table-column-properties style:column-width="3.704cm" style:rel-column-width="14268*"/>
    </style:style>
    <style:style style:name="Tabla12.B" style:family="table-column">
      <style:table-column-properties style:column-width="13.309cm" style:rel-column-width="51267*"/>
    </style:style>
    <style:style style:name="Tabla12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fo:padding="0.097cm" fo:border="0.05pt solid #000000"/>
    </style:style>
    <style:style style:name="Tabla12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" style:family="table">
      <style:table-properties style:width="17.013cm" fo:margin-left="0cm" fo:margin-right="-0.012cm" table:align="margins"/>
    </style:style>
    <style:style style:name="Tabla13.A" style:family="table-column">
      <style:table-column-properties style:column-width="3.704cm" style:rel-column-width="14268*"/>
    </style:style>
    <style:style style:name="Tabla13.B" style:family="table-column">
      <style:table-column-properties style:column-width="13.309cm" style:rel-column-width="51267*"/>
    </style:style>
    <style:style style:name="Tabla13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3.B1" style:family="table-cell">
      <style:table-cell-properties fo:padding="0.097cm" fo:border="0.05pt solid #000000"/>
    </style:style>
    <style:style style:name="Tabla13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3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17.013cm" fo:margin-left="0cm" fo:margin-right="-0.012cm" table:align="margins"/>
    </style:style>
    <style:style style:name="Tabla14.A" style:family="table-column">
      <style:table-column-properties style:column-width="3.704cm" style:rel-column-width="14268*"/>
    </style:style>
    <style:style style:name="Tabla14.B" style:family="table-column">
      <style:table-column-properties style:column-width="13.309cm" style:rel-column-width="51267*"/>
    </style:style>
    <style:style style:name="Tabla14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4.B1" style:family="table-cell">
      <style:table-cell-properties fo:padding="0.097cm" fo:border="0.05pt solid #000000"/>
    </style:style>
    <style:style style:name="Tabla14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" style:family="table">
      <style:table-properties style:width="17.013cm" fo:margin-left="0cm" fo:margin-right="-0.012cm" table:align="margins"/>
    </style:style>
    <style:style style:name="Tabla15.A" style:family="table-column">
      <style:table-column-properties style:column-width="3.704cm" style:rel-column-width="14268*"/>
    </style:style>
    <style:style style:name="Tabla15.B" style:family="table-column">
      <style:table-column-properties style:column-width="13.309cm" style:rel-column-width="51267*"/>
    </style:style>
    <style:style style:name="Tabla15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5.B1" style:family="table-cell">
      <style:table-cell-properties fo:padding="0.097cm" fo:border="0.05pt solid #000000"/>
    </style:style>
    <style:style style:name="Tabla15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5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" style:family="table">
      <style:table-properties style:width="17.013cm" fo:margin-left="0cm" fo:margin-right="-0.012cm" table:align="margins"/>
    </style:style>
    <style:style style:name="Tabla16.A" style:family="table-column">
      <style:table-column-properties style:column-width="3.704cm" style:rel-column-width="14268*"/>
    </style:style>
    <style:style style:name="Tabla16.B" style:family="table-column">
      <style:table-column-properties style:column-width="13.309cm" style:rel-column-width="51267*"/>
    </style:style>
    <style:style style:name="Tabla16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6.B1" style:family="table-cell">
      <style:table-cell-properties fo:padding="0.097cm" fo:border="0.05pt solid #000000"/>
    </style:style>
    <style:style style:name="Tabla16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6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" style:family="table">
      <style:table-properties style:width="17.013cm" fo:margin-left="0cm" fo:margin-right="-0.012cm" table:align="margins"/>
    </style:style>
    <style:style style:name="Tabla17.A" style:family="table-column">
      <style:table-column-properties style:column-width="3.704cm" style:rel-column-width="14268*"/>
    </style:style>
    <style:style style:name="Tabla17.B" style:family="table-column">
      <style:table-column-properties style:column-width="13.309cm" style:rel-column-width="51267*"/>
    </style:style>
    <style:style style:name="Tabla17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7.B1" style:family="table-cell">
      <style:table-cell-properties fo:padding="0.097cm" fo:border="0.05pt solid #000000"/>
    </style:style>
    <style:style style:name="Tabla17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7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" style:family="table">
      <style:table-properties style:width="17.013cm" fo:margin-left="0cm" fo:margin-right="-0.012cm" table:align="margins"/>
    </style:style>
    <style:style style:name="Tabla18.A" style:family="table-column">
      <style:table-column-properties style:column-width="3.704cm" style:rel-column-width="14268*"/>
    </style:style>
    <style:style style:name="Tabla18.B" style:family="table-column">
      <style:table-column-properties style:column-width="13.309cm" style:rel-column-width="51267*"/>
    </style:style>
    <style:style style:name="Tabla18.A1" style:family="table-cell">
      <style:table-cell-properties fo:background-color="#cc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8.B1" style:family="table-cell">
      <style:table-cell-properties fo:padding="0.097cm" fo:border="0.05pt solid #000000"/>
    </style:style>
    <style:style style:name="Tabla18.A2" style:family="table-cell">
      <style:table-cell-properties fo:background-color="#ccffff" fo:padding="0.097cm" fo:border-left="0.05pt solid #000000" fo:border-right="none" fo:border-top="none" fo:border-bottom="0.05pt solid #000000">
        <style:background-image/>
      </style:table-cell-properties>
    </style:style>
    <style:style style:name="Tabla1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a18.B8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Abyssinica SIL" officeooo:rsid="0008ae36" officeooo:paragraph-rsid="0008ae36"/>
    </style:style>
    <style:style style:name="P2" style:family="paragraph" style:parent-style-name="Standard">
      <style:paragraph-properties fo:text-align="center" style:justify-single-word="false"/>
      <style:text-properties style:font-name="Abyssinica SIL" officeooo:rsid="0008ae36" officeooo:paragraph-rsid="0008ae36"/>
    </style:style>
    <style:style style:name="P3" style:family="paragraph" style:parent-style-name="Standard">
      <style:paragraph-properties fo:text-align="center" style:justify-single-word="false"/>
      <style:text-properties style:font-name="Abyssinica SIL" fo:font-size="16pt" officeooo:rsid="0008ae36" officeooo:paragraph-rsid="0008ae36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Abyssinica SIL" fo:font-size="26pt" officeooo:rsid="0008ae36" officeooo:paragraph-rsid="0008ae36" style:font-size-asian="26pt" style:font-size-complex="26pt"/>
    </style:style>
    <style:style style:name="P5" style:family="paragraph" style:parent-style-name="Standard">
      <style:text-properties style:font-name="Abyssinica SIL" fo:font-size="18pt" style:text-underline-style="solid" style:text-underline-width="auto" style:text-underline-color="font-color" fo:font-weight="bold" officeooo:rsid="0008ae36" officeooo:paragraph-rsid="0008ae36" style:font-size-asian="18pt" style:font-weight-asian="bold" style:font-size-complex="18pt" style:font-weight-complex="bold"/>
    </style:style>
    <style:style style:name="P6" style:family="paragraph" style:parent-style-name="Standard">
      <style:text-properties style:font-name="Abyssinica SIL" fo:font-size="18pt" style:text-underline-style="none" fo:font-weight="normal" officeooo:rsid="0008ae36" officeooo:paragraph-rsid="0008ae36" style:font-size-asian="15.75pt" style:font-weight-asian="normal" style:font-size-complex="18pt" style:font-weight-complex="normal"/>
    </style:style>
    <style:style style:name="P7" style:family="paragraph" style:parent-style-name="Standard"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officeooo:rsid="0008ae36" officeooo:paragraph-rsid="0008ae36"/>
    </style:style>
    <style:style style:name="P9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Abyssinica SIL" fo:font-size="12pt" style:text-underline-style="none" fo:font-weight="normal" officeooo:rsid="0008ae36" officeooo:paragraph-rsid="0008ae36" style:font-size-asian="10.5pt" style:font-weight-asian="normal" style:font-size-complex="12pt" style:font-weight-complex="normal"/>
    </style:style>
    <style:style style:name="P10" style:family="paragraph" style:parent-style-name="Standard">
      <style:text-properties style:font-name="Abyssinica SIL" fo:font-size="16pt" style:text-underline-style="none" fo:font-weight="normal" officeooo:rsid="0008ae36" officeooo:paragraph-rsid="0008ae36" style:font-size-asian="16pt" style:font-weight-asian="normal" style:font-size-complex="16pt" style:font-weight-complex="normal"/>
    </style:style>
    <style:style style:name="P11" style:family="paragraph" style:parent-style-name="Standard">
      <style:text-properties style:font-name="Abyssinica SIL" fo:font-size="12pt" style:text-underline-style="none" fo:font-weight="normal" officeooo:rsid="0008ae36" officeooo:paragraph-rsid="000946d8" style:font-size-asian="10.5pt" style:font-weight-asian="normal" style:font-size-complex="12pt" style:font-weight-complex="normal"/>
    </style:style>
    <style:style style:name="P12" style:family="paragraph" style:parent-style-name="Standard">
      <style:text-properties officeooo:rsid="0010da71" officeooo:paragraph-rsid="0009c7d7"/>
    </style:style>
    <style:style style:name="P13" style:family="paragraph" style:parent-style-name="Standard">
      <style:text-properties style:font-name="Abyssinica SIL" fo:font-size="12pt" style:text-underline-style="none" fo:font-weight="normal" officeooo:rsid="0008ae36" officeooo:paragraph-rsid="000946d8" style:font-size-asian="10.5pt" style:font-weight-asian="normal" style:font-size-complex="12pt" style:font-weight-complex="normal"/>
    </style:style>
    <style:style style:name="P14" style:family="paragraph" style:parent-style-name="Standard">
      <style:text-properties style:font-name="Abyssinica SIL" fo:font-size="12pt" style:text-underline-style="none" fo:font-weight="normal" officeooo:rsid="0008ae36" officeooo:paragraph-rsid="0009c7d7" style:font-size-asian="10.5pt" style:font-weight-asian="normal" style:font-size-complex="12pt" style:font-weight-complex="normal"/>
    </style:style>
    <style:style style:name="P15" style:family="paragraph" style:parent-style-name="Standard">
      <style:text-properties style:font-name="Abyssinica SIL" fo:font-weight="bold" officeooo:paragraph-rsid="0009c7d7" style:font-weight-asian="bold"/>
    </style:style>
    <style:style style:name="P16" style:family="paragraph" style:parent-style-name="Standard">
      <style:text-properties style:font-name="Abyssinica SIL" fo:font-weight="bold" officeooo:rsid="000d034f" officeooo:paragraph-rsid="0009c7d7" style:font-weight-asian="bold"/>
    </style:style>
    <style:style style:name="P17" style:family="paragraph" style:parent-style-name="Standard">
      <style:text-properties style:font-name="Abyssinica SIL" fo:font-weight="bold" officeooo:rsid="000d2a0f" officeooo:paragraph-rsid="0009c7d7" style:font-weight-asian="bold"/>
    </style:style>
    <style:style style:name="P18" style:family="paragraph" style:parent-style-name="Standard">
      <style:text-properties style:font-name="Abyssinica SIL" fo:font-weight="bold" officeooo:rsid="001081bd" officeooo:paragraph-rsid="000946d8" style:font-weight-asian="bold" style:font-weight-complex="bold"/>
    </style:style>
    <style:style style:name="P19" style:family="paragraph" style:parent-style-name="Standard">
      <style:text-properties style:font-name="Abyssinica SIL" fo:font-weight="bold" officeooo:rsid="001081bd" officeooo:paragraph-rsid="000946d8" style:font-weight-asian="bold"/>
    </style:style>
    <style:style style:name="P20" style:family="paragraph" style:parent-style-name="Standard">
      <style:text-properties style:font-name="Abyssinica SIL" fo:font-weight="bold" officeooo:rsid="0010bd19" officeooo:paragraph-rsid="000946d8" style:font-weight-asian="bold"/>
    </style:style>
    <style:style style:name="P21" style:family="paragraph" style:parent-style-name="Standard">
      <style:text-properties style:font-name="Abyssinica SIL" officeooo:rsid="0010da71" officeooo:paragraph-rsid="0009c7d7"/>
    </style:style>
    <style:style style:name="P22" style:family="paragraph" style:parent-style-name="Standard">
      <style:text-properties style:font-name="Abyssinica SIL" officeooo:rsid="000d2a0f" officeooo:paragraph-rsid="0009c7d7"/>
    </style:style>
    <style:style style:name="P23" style:family="paragraph" style:parent-style-name="Standard">
      <style:text-properties style:font-name="Abyssinica SIL" officeooo:paragraph-rsid="0009c7d7"/>
    </style:style>
    <style:style style:name="P24" style:family="paragraph" style:parent-style-name="Standard">
      <style:text-properties style:font-name="Abyssinica SIL" officeooo:rsid="001423ae" officeooo:paragraph-rsid="0009c7d7"/>
    </style:style>
    <style:style style:name="P25" style:family="paragraph" style:parent-style-name="Standard">
      <style:text-properties style:font-name="Abyssinica SIL" officeooo:rsid="0011f356" officeooo:paragraph-rsid="0009c7d7"/>
    </style:style>
    <style:style style:name="P26" style:family="paragraph" style:parent-style-name="Standard">
      <style:text-properties style:font-name="Abyssinica SIL" officeooo:rsid="0015defc" officeooo:paragraph-rsid="0009c7d7"/>
    </style:style>
    <style:style style:name="P27" style:family="paragraph" style:parent-style-name="Standard" style:list-style-name="L13">
      <style:text-properties style:font-name="Abyssinica SIL" officeooo:rsid="0015defc" officeooo:paragraph-rsid="0009c7d7"/>
    </style:style>
    <style:style style:name="P28" style:family="paragraph" style:parent-style-name="Standard">
      <style:text-properties style:font-name="Abyssinica SIL" officeooo:rsid="0012ca40" officeooo:paragraph-rsid="0009c7d7"/>
    </style:style>
    <style:style style:name="P29" style:family="paragraph" style:parent-style-name="Standard">
      <style:text-properties style:font-name="Abyssinica SIL" officeooo:rsid="0016e64a" officeooo:paragraph-rsid="0009c7d7"/>
    </style:style>
    <style:style style:name="P30" style:family="paragraph" style:parent-style-name="Standard">
      <style:text-properties style:font-name="Abyssinica SIL" officeooo:rsid="00183366" officeooo:paragraph-rsid="0009c7d7"/>
    </style:style>
    <style:style style:name="P31" style:family="paragraph" style:parent-style-name="Standard" style:list-style-name="L13">
      <style:text-properties style:font-name="Abyssinica SIL" officeooo:rsid="00183366" officeooo:paragraph-rsid="0009c7d7"/>
    </style:style>
    <style:style style:name="P32" style:family="paragraph" style:parent-style-name="Standard" style:list-style-name="L13">
      <style:text-properties style:font-name="Abyssinica SIL" officeooo:paragraph-rsid="0009c7d7"/>
    </style:style>
    <style:style style:name="P33" style:family="paragraph" style:parent-style-name="Standard">
      <style:text-properties style:font-name="Abyssinica SIL" officeooo:rsid="0018b0e5" officeooo:paragraph-rsid="0009c7d7"/>
    </style:style>
    <style:style style:name="P34" style:family="paragraph" style:parent-style-name="Standard" style:list-style-name="L13">
      <style:text-properties style:font-name="Abyssinica SIL" officeooo:rsid="0018b0e5" officeooo:paragraph-rsid="0009c7d7"/>
    </style:style>
    <style:style style:name="P35" style:family="paragraph" style:parent-style-name="Standard" style:list-style-name="L15">
      <style:text-properties style:font-name="Abyssinica SIL" officeooo:rsid="0018b0e5" officeooo:paragraph-rsid="0009c7d7"/>
    </style:style>
    <style:style style:name="P36" style:family="paragraph" style:parent-style-name="Standard">
      <style:text-properties style:font-name="Abyssinica SIL" fo:font-weight="normal" officeooo:rsid="0010da71" officeooo:paragraph-rsid="0009c7d7" style:font-weight-asian="normal" style:font-weight-complex="normal"/>
    </style:style>
    <style:style style:name="P37" style:family="paragraph" style:parent-style-name="Standard" style:list-style-name="L15">
      <style:text-properties style:font-name="Abyssinica SIL" officeooo:rsid="001b3939" officeooo:paragraph-rsid="0009c7d7"/>
    </style:style>
    <style:style style:name="P38" style:family="paragraph" style:parent-style-name="Standard">
      <style:text-properties style:font-name="Abyssinica SIL" officeooo:rsid="0010bd19" officeooo:paragraph-rsid="000946d8"/>
    </style:style>
    <style:style style:name="P39" style:family="paragraph" style:parent-style-name="Standard">
      <style:text-properties style:font-name="Abyssinica SIL" officeooo:rsid="001613fd" officeooo:paragraph-rsid="000946d8"/>
    </style:style>
    <style:style style:name="P40" style:family="paragraph" style:parent-style-name="Standard" style:list-style-name="L1">
      <style:text-properties style:font-name="Abyssinica SIL" officeooo:rsid="001613fd" officeooo:paragraph-rsid="000946d8"/>
    </style:style>
    <style:style style:name="P41" style:family="paragraph" style:parent-style-name="Standard">
      <style:text-properties style:font-name="Abyssinica SIL" officeooo:rsid="0016ec7c" officeooo:paragraph-rsid="000946d8"/>
    </style:style>
    <style:style style:name="P42" style:family="paragraph" style:parent-style-name="Standard" style:list-style-name="L2">
      <style:text-properties style:font-name="Abyssinica SIL" officeooo:rsid="0017f89e" officeooo:paragraph-rsid="000946d8"/>
    </style:style>
    <style:style style:name="P43" style:family="paragraph" style:parent-style-name="Standard" style:list-style-name="L2">
      <style:text-properties style:font-name="Abyssinica SIL" officeooo:rsid="001bea9d" officeooo:paragraph-rsid="000946d8"/>
    </style:style>
    <style:style style:name="P44" style:family="paragraph" style:parent-style-name="Standard">
      <style:text-properties style:font-name="Abyssinica SIL" officeooo:rsid="001dc5b5" officeooo:paragraph-rsid="000946d8"/>
    </style:style>
    <style:style style:name="P45" style:family="paragraph" style:parent-style-name="Standard" style:list-style-name="L3">
      <style:text-properties style:font-name="Abyssinica SIL" officeooo:rsid="001dc5b5" officeooo:paragraph-rsid="000946d8"/>
    </style:style>
    <style:style style:name="P46" style:family="paragraph" style:parent-style-name="Standard">
      <style:text-properties style:font-name="Abyssinica SIL" officeooo:paragraph-rsid="000946d8"/>
    </style:style>
    <style:style style:name="P47" style:family="paragraph" style:parent-style-name="Standard">
      <style:text-properties style:font-name="Abyssinica SIL" officeooo:rsid="001dd251" officeooo:paragraph-rsid="000946d8"/>
    </style:style>
    <style:style style:name="P48" style:family="paragraph" style:parent-style-name="Standard" style:list-style-name="L4">
      <style:text-properties style:font-name="Abyssinica SIL" officeooo:rsid="001dd251" officeooo:paragraph-rsid="000946d8"/>
    </style:style>
    <style:style style:name="P49" style:family="paragraph" style:parent-style-name="Standard" style:list-style-name="L5">
      <style:text-properties style:font-name="Abyssinica SIL" officeooo:rsid="001e20e5" officeooo:paragraph-rsid="000946d8"/>
    </style:style>
    <style:style style:name="P50" style:family="paragraph" style:parent-style-name="Standard">
      <style:text-properties style:font-name="Abyssinica SIL" officeooo:rsid="001e20e5" officeooo:paragraph-rsid="000946d8"/>
    </style:style>
    <style:style style:name="P51" style:family="paragraph" style:parent-style-name="Standard" style:list-style-name="L6">
      <style:text-properties style:font-name="Abyssinica SIL" officeooo:rsid="001e20e5" officeooo:paragraph-rsid="000946d8"/>
    </style:style>
    <style:style style:name="P52" style:family="paragraph" style:parent-style-name="Standard" style:list-style-name="L7">
      <style:text-properties style:font-name="Abyssinica SIL" officeooo:rsid="001e20e5" officeooo:paragraph-rsid="000946d8"/>
    </style:style>
    <style:style style:name="P53" style:family="paragraph" style:parent-style-name="Standard" style:list-style-name="L8">
      <style:text-properties style:font-name="Abyssinica SIL" officeooo:rsid="001e20e5" officeooo:paragraph-rsid="000946d8"/>
    </style:style>
    <style:style style:name="P54" style:family="paragraph" style:parent-style-name="Standard" style:list-style-name="L9">
      <style:text-properties style:font-name="Abyssinica SIL" officeooo:rsid="001e20e5" officeooo:paragraph-rsid="000946d8"/>
    </style:style>
    <style:style style:name="P55" style:family="paragraph" style:parent-style-name="Standard" style:list-style-name="L10">
      <style:text-properties style:font-name="Abyssinica SIL" officeooo:paragraph-rsid="000946d8"/>
    </style:style>
    <style:style style:name="P56" style:family="paragraph" style:parent-style-name="Standard">
      <style:text-properties style:font-name="Abyssinica SIL" officeooo:rsid="001e4b4b" officeooo:paragraph-rsid="000946d8"/>
    </style:style>
    <style:style style:name="P57" style:family="paragraph" style:parent-style-name="Standard" style:list-style-name="L8">
      <style:text-properties style:font-name="Abyssinica SIL" officeooo:rsid="001e4b4b" officeooo:paragraph-rsid="000946d8"/>
    </style:style>
    <style:style style:name="P58" style:family="paragraph" style:parent-style-name="Standard" style:list-style-name="L11">
      <style:text-properties style:font-name="Abyssinica SIL" officeooo:rsid="001e4b4b" officeooo:paragraph-rsid="000946d8"/>
    </style:style>
    <style:style style:name="P59" style:family="paragraph" style:parent-style-name="Standard" style:list-style-name="L12">
      <style:text-properties style:font-name="Abyssinica SIL" officeooo:paragraph-rsid="000946d8"/>
    </style:style>
    <style:style style:name="P60" style:family="paragraph" style:parent-style-name="Table_20_Contents">
      <style:paragraph-properties fo:text-align="start" style:justify-single-word="false"/>
      <style:text-properties style:font-name="Abyssinica SIL" fo:font-weight="bold" officeooo:paragraph-rsid="0009c7d7" style:font-weight-asian="bold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byssinica SIL" fo:font-weight="bold" officeooo:paragraph-rsid="000946d8" style:font-weight-asian="bold" style:font-weight-complex="bold"/>
    </style:style>
    <style:style style:name="T1" style:family="text">
      <style:text-properties officeooo:rsid="000946d8"/>
    </style:style>
    <style:style style:name="T2" style:family="text">
      <style:text-properties officeooo:rsid="0016ec7c"/>
    </style:style>
    <style:style style:name="T3" style:family="text">
      <style:text-properties officeooo:rsid="00126fad"/>
    </style:style>
    <style:style style:name="T4" style:family="text">
      <style:text-properties officeooo:rsid="0019b763"/>
    </style:style>
    <style:style style:name="T5" style:family="text">
      <style:text-properties officeooo:rsid="001435a5"/>
    </style:style>
    <style:style style:name="T6" style:family="text">
      <style:text-properties officeooo:rsid="0010bd19"/>
    </style:style>
    <style:style style:name="T7" style:family="text">
      <style:text-properties officeooo:rsid="001e4b4b"/>
    </style:style>
    <style:style style:name="T8" style:family="text">
      <style:text-properties officeooo:rsid="0010da71"/>
    </style:style>
    <style:style style:name="T9" style:family="text">
      <style:text-properties officeooo:rsid="000d034f"/>
    </style:style>
    <style:style style:name="T10" style:family="text">
      <style:text-properties officeooo:rsid="0011f356"/>
    </style:style>
    <style:style style:name="T11" style:family="text">
      <style:text-properties officeooo:rsid="001423ae"/>
    </style:style>
    <style:style style:name="T12" style:family="text">
      <style:text-properties officeooo:rsid="00183366"/>
    </style:style>
    <style:style style:name="T13" style:family="text">
      <style:text-properties officeooo:rsid="0018b0e5"/>
    </style:style>
    <style:style style:name="T14" style:family="text">
      <style:text-properties officeooo:rsid="000d2a0f"/>
    </style:style>
    <style:style style:name="T15" style:family="text">
      <style:text-properties officeooo:rsid="001b3939"/>
    </style:style>
    <style:style style:name="T16" style:family="text">
      <style:text-properties officeooo:rsid="0015defc"/>
    </style:style>
    <style:style style:name="T17" style:family="text">
      <style:text-properties fo:font-weight="normal" officeooo:rsid="0010da71" style:font-weight-asian="normal" style:font-weight-complex="normal"/>
    </style:style>
    <style:style style:name="T18" style:family="text">
      <style:text-properties fo:font-weight="normal" officeooo:rsid="001423ae" style:font-weight-asian="normal" style:font-weight-complex="normal"/>
    </style:style>
    <style:style style:name="T19" style:family="text">
      <style:text-properties fo:font-weight="normal" officeooo:rsid="0011f35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áctica 3-Segunda parte</text:p>
      <text:p text:style-name="P3">Ingeniería de requisitos: </text:p>
      <text:p text:style-name="P3">Contratos</text:p>
      <text:p text:style-name="P2"/>
      <text:p text:style-name="P2">Alba Aurora Moreno Peinado</text:p>
      <text:p text:style-name="P2">Manuel Ortiz Hita</text:p>
      <text:p text:style-name="P2">Pablo Zafra Jiménez</text:p>
      <text:p text:style-name="P2">Elena Cantero Molina</text:p>
      <text:p text:style-name="P2"/>
      <text:p text:style-name="P2">30 de Abril de 2018</text:p>
      <text:p text:style-name="P8"/>
      <text:p text:style-name="P1"/>
      <text:p text:style-name="P1"/>
      <text:p text:style-name="P1"/>
      <text:p text:style-name="P5">Índice</text:p>
      <text:p text:style-name="P7"/>
      <text:p text:style-name="P10">1. Contratos</text:p>
      <text:p text:style-name="P7"/>
      <text:p text:style-name="P7"><text:tab/>1.1. Atención al cliente</text:p>
      <text:p text:style-name="P7"/>
      <text:p text:style-name="P7"><text:tab/>1.2. Gestión de Almacenes</text:p>
      <text:p text:style-name="P7"/>
      <text:p text:style-name="P7"><text:tab/>1.3. Gestión de Flotas</text:p>
      <text:p text:style-name="P7"/>
      <text:p text:style-name="P7"><text:tab/>1.4. Gestión de Transportes</text:p>
      <text:p text:style-name="P7"/>
      <text:p text:style-name="P7"/>
      <text:p text:style-name="P9"/>
      <text:p text:style-name="P7"/>
      <text:p text:style-name="P7"/>
      <text:p text:style-name="P6">1.Contratos</text:p>
      <text:p text:style-name="P7"/>
      <text:p text:style-name="P7">1.1. Atención al cliente (<text:span text:style-name="T1">Manuel Ortiz Hita)</text:span></text:p>
      <text:p text:style-name="P7"/>
      <text:p text:style-name="P11">1.2. Gestión de Almacenes <text:span text:style-name="T1">(Alba Aurora Moreno Peinado)</text:span></text:p>
      <text:p text:style-name="P11"/>
      <table:table table:name="Tabla8" table:style-name="Tabla8">
        <table:table-column table:style-name="Tabla8.A"/>
        <table:table-column table:style-name="Tabla8.B"/>
        <table:table-row>
          <table:table-cell table:style-name="Tabla8.A1" office:value-type="string">
            <text:p text:style-name="P60">Nombre</text:p>
          </table:table-cell>
          <table:table-cell table:style-name="Tabla8.B1" office:value-type="string">
            <text:p text:style-name="P15"><text:span text:style-name="T8">estadoEnvio=consultaEstadoEnvio</text:span>(<text:span text:style-name="T9">idEnvio</text:span>)</text:p>
          </table:table-cell>
        </table:table-row>
        <table:table-row>
          <table:table-cell table:style-name="Tabla8.A2" office:value-type="string">
            <text:p text:style-name="P60">Responsabilidad</text:p>
          </table:table-cell>
          <table:table-cell table:style-name="Tabla8.B8" office:value-type="string">
            <text:p text:style-name="P21">Proporciona información sobre el envío <text:span text:style-name="T10">identificado por idEnvio</text:span> y su estado</text:p>
          </table:table-cell>
        </table:table-row>
        <table:table-row>
          <table:table-cell table:style-name="Tabla8.A2" office:value-type="string">
            <text:p text:style-name="P60">Tipo</text:p>
          </table:table-cell>
          <table:table-cell table:style-name="Tabla8.B8" office:value-type="string">
            <text:p text:style-name="P22">Envíamelo</text:p>
          </table:table-cell>
        </table:table-row>
        <table:table-row>
          <table:table-cell table:style-name="Tabla8.A2" office:value-type="string">
            <text:p text:style-name="P60">Notas</text:p>
          </table:table-cell>
          <table:table-cell table:style-name="Tabla8.B8" office:value-type="string">
            <text:p text:style-name="P23"/>
          </table:table-cell>
        </table:table-row>
        <table:table-row>
          <table:table-cell table:style-name="Tabla8.A2" office:value-type="string">
            <text:p text:style-name="P60">Excepciones</text:p>
          </table:table-cell>
          <table:table-cell table:style-name="Tabla8.B8" office:value-type="string">
            <text:p text:style-name="P24">Que no exista el envío identificado por idEnvio</text:p>
          </table:table-cell>
        </table:table-row>
        <text:soft-page-break/>
        <table:table-row>
          <table:table-cell table:style-name="Tabla8.A2" office:value-type="string">
            <text:p text:style-name="P60">Salida</text:p>
          </table:table-cell>
          <table:table-cell table:style-name="Tabla8.B8" office:value-type="string">
            <text:p text:style-name="P25">estadoEnvio={TipoEstado, <text:span text:style-name="T11">estante, numeroE, numeroZ, letra</text:span>}, <text:span text:style-name="T11">siendo numeroE atributo de la clase Estanteria y numeroZ atributo de la clase Zona</text:span></text:p>
          </table:table-cell>
        </table:table-row>
        <table:table-row>
          <table:table-cell table:style-name="Tabla8.A2" office:value-type="string">
            <text:p text:style-name="P60">Precondiciones</text:p>
          </table:table-cell>
          <table:table-cell table:style-name="Tabla8.B8" office:value-type="string">
            <text:p text:style-name="P23"/>
          </table:table-cell>
        </table:table-row>
        <table:table-row>
          <table:table-cell table:style-name="Tabla8.A2" office:value-type="string">
            <text:p text:style-name="P60">Postcondiciones</text:p>
          </table:table-cell>
          <table:table-cell table:style-name="Tabla8.B8" office:value-type="string">
            <text:p text:style-name="P23"/>
          </table:table-cell>
        </table:table-row>
      </table:table>
      <text:p text:style-name="P14"/>
      <table:table table:name="Tabla9" table:style-name="Tabla9">
        <table:table-column table:style-name="Tabla9.A"/>
        <table:table-column table:style-name="Tabla9.B"/>
        <table:table-row>
          <table:table-cell table:style-name="Tabla9.A1" office:value-type="string">
            <text:p text:style-name="P60">Nombre</text:p>
          </table:table-cell>
          <table:table-cell table:style-name="Tabla9.B1" office:value-type="string">
            <text:p text:style-name="P16">almacenarEnvio(idAlmacen, idEnvio)</text:p>
          </table:table-cell>
        </table:table-row>
        <table:table-row>
          <table:table-cell table:style-name="Tabla9.A2" office:value-type="string">
            <text:p text:style-name="P60">Responsabilidad</text:p>
          </table:table-cell>
          <table:table-cell table:style-name="Tabla9.B8" office:value-type="string">
            <text:p text:style-name="P25">Mantiene el envío identificado por idEnvio en el almacen identificado por idAlmacen</text:p>
          </table:table-cell>
        </table:table-row>
        <table:table-row>
          <table:table-cell table:style-name="Tabla9.A2" office:value-type="string">
            <text:p text:style-name="P60">Tipo</text:p>
          </table:table-cell>
          <table:table-cell table:style-name="Tabla9.B8" office:value-type="string">
            <text:p text:style-name="P22">Envíamelo</text:p>
          </table:table-cell>
        </table:table-row>
        <table:table-row>
          <table:table-cell table:style-name="Tabla9.A2" office:value-type="string">
            <text:p text:style-name="P60">Notas</text:p>
          </table:table-cell>
          <table:table-cell table:style-name="Tabla9.B8" office:value-type="string">
            <text:p text:style-name="P23"/>
          </table:table-cell>
        </table:table-row>
        <table:table-row>
          <table:table-cell table:style-name="Tabla9.A2" office:value-type="string">
            <text:p text:style-name="P60">Excepciones</text:p>
          </table:table-cell>
          <table:table-cell table:style-name="Tabla9.B8" office:value-type="string">
            <text:p text:style-name="P26">Que el envío identificado por idEnvio haya sido almacenado previamente</text:p>
          </table:table-cell>
        </table:table-row>
        <table:table-row>
          <table:table-cell table:style-name="Tabla9.A2" office:value-type="string">
            <text:p text:style-name="P60">Salida</text:p>
          </table:table-cell>
          <table:table-cell table:style-name="Tabla9.B8" office:value-type="string">
            <text:p text:style-name="P23"/>
          </table:table-cell>
        </table:table-row>
        <table:table-row>
          <table:table-cell table:style-name="Tabla9.A2" office:value-type="string">
            <text:p text:style-name="P60">Precondiciones</text:p>
          </table:table-cell>
          <table:table-cell table:style-name="Tabla9.B8" office:value-type="string">
            <text:p text:style-name="P26">Que no exista el el envío identificado por idEnvio o el almacén identificado por idAlmacen</text:p>
          </table:table-cell>
        </table:table-row>
        <table:table-row>
          <table:table-cell table:style-name="Tabla9.A2" office:value-type="string">
            <text:p text:style-name="P60">Postcondiciones</text:p>
          </table:table-cell>
          <table:table-cell table:style-name="Tabla9.B8" office:value-type="string">
            <text:list xml:id="list1953152184736425580" text:style-name="L13">
              <text:list-item>
                <text:p text:style-name="P27">Se creó un enlace entre el objeto almacen identificado por idAlmacen y el objeto envío identificado por idEnvio</text:p>
              </text:list-item>
            </text:list>
          </table:table-cell>
        </table:table-row>
      </table:table>
      <text:p text:style-name="P14"/>
      <table:table table:name="Tabla10" table:style-name="Tabla10">
        <table:table-column table:style-name="Tabla10.A"/>
        <table:table-column table:style-name="Tabla10.B"/>
        <table:table-row>
          <table:table-cell table:style-name="Tabla10.A1" office:value-type="string">
            <text:p text:style-name="P60">Nombre</text:p>
          </table:table-cell>
          <table:table-cell table:style-name="Tabla10.B1" office:value-type="string">
            <text:p text:style-name="P16"><text:span text:style-name="T8">listaidEnviosADescargar=</text:span>descargarEnviosTransportadosParada(idRuta, idParada)</text:p>
          </table:table-cell>
        </table:table-row>
        <table:table-row>
          <table:table-cell table:style-name="Tabla10.A2" office:value-type="string">
            <text:p text:style-name="P60">Responsabilidad</text:p>
          </table:table-cell>
          <table:table-cell table:style-name="Tabla10.B8" office:value-type="string">
            <text:p text:style-name="P28">Realiza la descarga de envíos transportados a través de una ruta identificada por idRuta a una parada identificada por idParada proporcionando una lista de envíos a descargar</text:p>
          </table:table-cell>
        </table:table-row>
        <table:table-row>
          <table:table-cell table:style-name="Tabla10.A2" office:value-type="string">
            <text:p text:style-name="P60">Tipo</text:p>
          </table:table-cell>
          <table:table-cell table:style-name="Tabla10.B8" office:value-type="string">
            <text:p text:style-name="P22">Envíamelo</text:p>
          </table:table-cell>
        </table:table-row>
        <table:table-row>
          <table:table-cell table:style-name="Tabla10.A2" office:value-type="string">
            <text:p text:style-name="P60">Notas</text:p>
          </table:table-cell>
          <table:table-cell table:style-name="Tabla10.B8" office:value-type="string">
            <text:p text:style-name="P23"/>
          </table:table-cell>
        </table:table-row>
        <table:table-row>
          <table:table-cell table:style-name="Tabla10.A2" office:value-type="string">
            <text:p text:style-name="P60">Excepciones</text:p>
          </table:table-cell>
          <table:table-cell table:style-name="Tabla10.B8" office:value-type="string">
            <text:p text:style-name="P29">Que los envíos a descargar ya hayan sido descargados previamente</text:p>
          </table:table-cell>
        </table:table-row>
        <table:table-row>
          <table:table-cell table:style-name="Tabla10.A2" office:value-type="string">
            <text:p text:style-name="P60">Salida</text:p>
          </table:table-cell>
          <table:table-cell table:style-name="Tabla10.B8" office:value-type="string">
            <text:p text:style-name="P24">ListaidEnviosADescargar = {codigo, pesoTotal, numeroPaquetes, direccionRecogida, direccionEntrega, distritoRecogida, distritoEntrega, formaPago, precio, pagado, horaPrevistaLlegada, horaLlegada, pesoParada}</text:p>
          </table:table-cell>
        </table:table-row>
        <table:table-row>
          <table:table-cell table:style-name="Tabla10.A2" office:value-type="string">
            <text:p text:style-name="P60">Precondiciones</text:p>
          </table:table-cell>
          <table:table-cell table:style-name="Tabla10.B8" office:value-type="string">
            <text:p text:style-name="P29">Que no exista el objeto ruta identificado por idRuta o el objeto parada identificado por idParada </text:p>
          </table:table-cell>
        </table:table-row>
        <table:table-row>
          <table:table-cell table:style-name="Tabla10.A2" office:value-type="string">
            <text:p text:style-name="P60">Postcondiciones</text:p>
          </table:table-cell>
          <table:table-cell table:style-name="Tabla10.B8" office:value-type="string">
            <text:p text:style-name="P30"><text:s/>Para cada envío: </text:p>
            <text:list xml:id="list130124939282451" text:continue-numbering="true" text:style-name="L13">
              <text:list-item>
                <text:p text:style-name="P32">Se <text:span text:style-name="T12">elimina el enlace que lo une con la parada identificado por idParada.</text:span></text:p>
              </text:list-item>
              <text:list-item>
                <text:p text:style-name="P31">Se elimina el enlace que lo une con la ruta identificada por idRuta </text:p>
              </text:list-item>
            </text:list>
          </table:table-cell>
        </table:table-row>
      </table:table>
      <text:p text:style-name="P23"/>
      <table:table table:name="Tabla11" table:style-name="Tabla11">
        <table:table-column table:style-name="Tabla11.A"/>
        <table:table-column table:style-name="Tabla11.B"/>
        <text:soft-page-break/>
        <table:table-row>
          <table:table-cell table:style-name="Tabla11.A1" office:value-type="string">
            <text:p text:style-name="P60">Nombre</text:p>
          </table:table-cell>
          <table:table-cell table:style-name="Tabla11.B1" office:value-type="string">
            <text:p text:style-name="P16">registrarDescarga(idAlmacen, idEnvio)</text:p>
          </table:table-cell>
        </table:table-row>
        <table:table-row>
          <table:table-cell table:style-name="Tabla11.A2" office:value-type="string">
            <text:p text:style-name="P60">Responsabilidad</text:p>
          </table:table-cell>
          <table:table-cell table:style-name="Tabla11.B8" office:value-type="string">
            <text:p text:style-name="P28">Introduce en el sistema la nueva descarga del envío identificado por idEnvio en el almacén identificado por idAlmacen</text:p>
          </table:table-cell>
        </table:table-row>
        <table:table-row>
          <table:table-cell table:style-name="Tabla11.A2" office:value-type="string">
            <text:p text:style-name="P60">Tipo</text:p>
          </table:table-cell>
          <table:table-cell table:style-name="Tabla11.B8" office:value-type="string">
            <text:p text:style-name="P22">Envíamelo</text:p>
          </table:table-cell>
        </table:table-row>
        <table:table-row>
          <table:table-cell table:style-name="Tabla11.A2" office:value-type="string">
            <text:p text:style-name="P60">Notas</text:p>
          </table:table-cell>
          <table:table-cell table:style-name="Tabla11.B8" office:value-type="string">
            <text:p text:style-name="P23"/>
          </table:table-cell>
        </table:table-row>
        <table:table-row>
          <table:table-cell table:style-name="Tabla11.A2" office:value-type="string">
            <text:p text:style-name="P60">Excepciones</text:p>
          </table:table-cell>
          <table:table-cell table:style-name="Tabla11.B8" office:value-type="string">
            <text:p text:style-name="P33">Que no se haya realizado la descarga</text:p>
          </table:table-cell>
        </table:table-row>
        <table:table-row>
          <table:table-cell table:style-name="Tabla11.A2" office:value-type="string">
            <text:p text:style-name="P60">Salida</text:p>
          </table:table-cell>
          <table:table-cell table:style-name="Tabla11.B8" office:value-type="string">
            <text:p text:style-name="P23"/>
          </table:table-cell>
        </table:table-row>
        <table:table-row>
          <table:table-cell table:style-name="Tabla11.A2" office:value-type="string">
            <text:p text:style-name="P60">Precondiciones</text:p>
          </table:table-cell>
          <table:table-cell table:style-name="Tabla11.B8" office:value-type="string">
            <text:p text:style-name="P33">Que no exista el objeto almacén identificado por idAlmacen o el objeto envío identificado por idEnvio</text:p>
          </table:table-cell>
        </table:table-row>
        <table:table-row>
          <table:table-cell table:style-name="Tabla11.A2" office:value-type="string">
            <text:p text:style-name="P60">Postcondiciones</text:p>
          </table:table-cell>
          <table:table-cell table:style-name="Tabla11.B8" office:value-type="string">
            <text:list xml:id="list130125406080776" text:continue-numbering="true" text:style-name="L13">
              <text:list-item>
                <text:p text:style-name="P32">Se creó <text:span text:style-name="T13">un enlace entre el objeto almacén identificado por idAlmacen y el objeto envío identificado por idEnvio</text:span></text:p>
              </text:list-item>
              <text:list-item>
                <text:p text:style-name="P34">Se modificó TipoEstado a “Almacen_salida”</text:p>
              </text:list-item>
            </text:list>
          </table:table-cell>
        </table:table-row>
      </table:table>
      <text:p text:style-name="P23"/>
      <table:table table:name="Tabla12" table:style-name="Tabla12">
        <table:table-column table:style-name="Tabla12.A"/>
        <table:table-column table:style-name="Tabla12.B"/>
        <table:table-row>
          <table:table-cell table:style-name="Tabla12.A1" office:value-type="string">
            <text:p text:style-name="P60">Nombre</text:p>
          </table:table-cell>
          <table:table-cell table:style-name="Tabla12.B1" office:value-type="string">
            <text:p text:style-name="P16"><text:span text:style-name="T8">listaidEnviosRepartir=</text:span>seleccionarEnviosRepartir(idAlmacen, fechaActual)</text:p>
          </table:table-cell>
        </table:table-row>
        <table:table-row>
          <table:table-cell table:style-name="Tabla12.A2" office:value-type="string">
            <text:p text:style-name="P60">Responsabilidad</text:p>
          </table:table-cell>
          <table:table-cell table:style-name="Tabla12.B8" office:value-type="string">
            <text:p text:style-name="P28">Marca los envíos que aún no han sido repartidos con una fechaActual desde el almacén identificado con idAlmacen</text:p>
          </table:table-cell>
        </table:table-row>
        <table:table-row>
          <table:table-cell table:style-name="Tabla12.A2" office:value-type="string">
            <text:p text:style-name="P60">Tipo</text:p>
          </table:table-cell>
          <table:table-cell table:style-name="Tabla12.B8" office:value-type="string">
            <text:p text:style-name="P22">Envíamelo</text:p>
          </table:table-cell>
        </table:table-row>
        <table:table-row>
          <table:table-cell table:style-name="Tabla12.A2" office:value-type="string">
            <text:p text:style-name="P60">Notas</text:p>
          </table:table-cell>
          <table:table-cell table:style-name="Tabla12.B8" office:value-type="string">
            <text:p text:style-name="P23"/>
          </table:table-cell>
        </table:table-row>
        <table:table-row>
          <table:table-cell table:style-name="Tabla12.A2" office:value-type="string">
            <text:p text:style-name="P60">Excepciones</text:p>
          </table:table-cell>
          <table:table-cell table:style-name="Tabla12.B8" office:value-type="string">
            <text:p text:style-name="P33"/>
          </table:table-cell>
        </table:table-row>
        <table:table-row>
          <table:table-cell table:style-name="Tabla12.A2" office:value-type="string">
            <text:p text:style-name="P60">Salida</text:p>
          </table:table-cell>
          <table:table-cell table:style-name="Tabla12.B8" office:value-type="string">
            <text:p text:style-name="P24">ListaidEnviosRepartir = {codigo, pesoTotal, numeroPaquetes, direccionRecogida, direccionEntrega, distritoRecogida, distritoEntrega, formaPago, precio, pagado, TipoEnvio}</text:p>
          </table:table-cell>
        </table:table-row>
        <table:table-row>
          <table:table-cell table:style-name="Tabla12.A2" office:value-type="string">
            <text:p text:style-name="P60">Precondiciones</text:p>
          </table:table-cell>
          <table:table-cell table:style-name="Tabla12.B8" office:value-type="string">
            <text:p text:style-name="P33">Que no exista el objeto almacén identificado por idAlmacen</text:p>
          </table:table-cell>
        </table:table-row>
        <table:table-row>
          <table:table-cell table:style-name="Tabla12.A2" office:value-type="string">
            <text:p text:style-name="P60">Postcondiciones</text:p>
          </table:table-cell>
          <table:table-cell table:style-name="Tabla12.B8" office:value-type="string">
            <text:list xml:id="list130123577472218" text:continue-numbering="true" text:style-name="L13">
              <text:list-item>
                <text:p text:style-name="P32">Se creó Se creó <text:span text:style-name="T13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23"/>
      <table:table table:name="Tabla13" table:style-name="Tabla13">
        <table:table-column table:style-name="Tabla13.A"/>
        <table:table-column table:style-name="Tabla13.B"/>
        <table:table-row>
          <table:table-cell table:style-name="Tabla13.A1" office:value-type="string">
            <text:p text:style-name="P60">Nombre</text:p>
          </table:table-cell>
          <table:table-cell table:style-name="Tabla13.B1" office:value-type="string">
            <text:p text:style-name="P16">retirarEnviosRepartir(idAlmacen, lista<text:span text:style-name="T14">EnviosRepartir, idRepartidor)</text:span></text:p>
          </table:table-cell>
        </table:table-row>
        <table:table-row>
          <table:table-cell table:style-name="Tabla13.A2" office:value-type="string">
            <text:p text:style-name="P60">Responsabilidad</text:p>
          </table:table-cell>
          <table:table-cell table:style-name="Tabla13.B8" office:value-type="string">
            <text:p text:style-name="P28">El repartidor identificado con idRepartidor recoge los envíos que aún no han sido enviados desde el almacén identificado con idAlmacen mediante una listaEnviosRepartir</text:p>
          </table:table-cell>
        </table:table-row>
        <table:table-row>
          <table:table-cell table:style-name="Tabla13.A2" office:value-type="string">
            <text:p text:style-name="P60">Tipo</text:p>
          </table:table-cell>
          <table:table-cell table:style-name="Tabla13.B8" office:value-type="string">
            <text:p text:style-name="P22">Envíamelo</text:p>
          </table:table-cell>
        </table:table-row>
        <table:table-row>
          <table:table-cell table:style-name="Tabla13.A2" office:value-type="string">
            <text:p text:style-name="P60">Notas</text:p>
          </table:table-cell>
          <table:table-cell table:style-name="Tabla13.B8" office:value-type="string">
            <text:p text:style-name="P23"/>
          </table:table-cell>
        </table:table-row>
        <table:table-row>
          <table:table-cell table:style-name="Tabla13.A2" office:value-type="string">
            <text:p text:style-name="P60">Excepciones</text:p>
          </table:table-cell>
          <table:table-cell table:style-name="Tabla13.B8" office:value-type="string">
            <text:p text:style-name="P33">Que los envíos a repartir ya hayan sido retirados</text:p>
          </table:table-cell>
        </table:table-row>
        <table:table-row>
          <table:table-cell table:style-name="Tabla13.A2" office:value-type="string">
            <text:p text:style-name="P60">Salida</text:p>
          </table:table-cell>
          <table:table-cell table:style-name="Tabla13.B8" office:value-type="string">
            <text:p text:style-name="P23"/>
          </table:table-cell>
        </table:table-row>
        <table:table-row>
          <table:table-cell table:style-name="Tabla13.A2" office:value-type="string">
            <text:p text:style-name="P60">Precondiciones</text:p>
          </table:table-cell>
          <table:table-cell table:style-name="Tabla13.B8" office:value-type="string">
            <text:list xml:id="list3975231664224756805" text:style-name="L15">
              <text:list-item>
                <text:p text:style-name="P35">Que no exista el objeto almacén identificado por idAlmacen</text:p>
              </text:list-item>
              <text:list-item>
                <text:p text:style-name="P35">Que no exista el objeto listaEnviosRepartir</text:p>
              </text:list-item>
              <text:list-item>
                <text:p text:style-name="P35"><text:soft-page-break/>Que no exista el repartidor identificado por idRepartidor</text:p>
              </text:list-item>
            </text:list>
          </table:table-cell>
        </table:table-row>
        <table:table-row>
          <table:table-cell table:style-name="Tabla13.A2" office:value-type="string">
            <text:p text:style-name="P60">Postcondiciones</text:p>
          </table:table-cell>
          <table:table-cell table:style-name="Tabla13.B8" office:value-type="string">
            <text:list xml:id="list130124068459430" text:continue-list="list130123577472218" text:style-name="L13">
              <text:list-item>
                <text:p text:style-name="P32">Se creó Se creó Se creó <text:span text:style-name="T13">un enlace entre el objeto almacén identificado por idAlmacen y el repartidor identificado por idRepartidor</text:span></text:p>
                <text:p text:style-name="P34"/>
              </text:list-item>
            </text:list>
          </table:table-cell>
        </table:table-row>
      </table:table>
      <text:p text:style-name="P23"/>
      <table:table table:name="Tabla14" table:style-name="Tabla14">
        <table:table-column table:style-name="Tabla14.A"/>
        <table:table-column table:style-name="Tabla14.B"/>
        <table:table-row>
          <table:table-cell table:style-name="Tabla14.A1" office:value-type="string">
            <text:p text:style-name="P60">Nombre</text:p>
          </table:table-cell>
          <table:table-cell table:style-name="Tabla14.B1" office:value-type="string">
            <text:p text:style-name="P17"><text:span text:style-name="T8">listaidEnviosTransportar=</text:span>cargarEnviosTransportar(idRuta, idAlmacen)</text:p>
          </table:table-cell>
        </table:table-row>
        <table:table-row>
          <table:table-cell table:style-name="Tabla14.A2" office:value-type="string">
            <text:p text:style-name="P60">Responsabilidad</text:p>
          </table:table-cell>
          <table:table-cell table:style-name="Tabla14.B8" office:value-type="string">
            <text:p text:style-name="P28">Pone en la furgoneta los envíos que se desea sean transportados de un almacén identificado por idAlmacen a otro</text:p>
          </table:table-cell>
        </table:table-row>
        <table:table-row>
          <table:table-cell table:style-name="Tabla14.A2" office:value-type="string">
            <text:p text:style-name="P60">Tipo</text:p>
          </table:table-cell>
          <table:table-cell table:style-name="Tabla14.B8" office:value-type="string">
            <text:p text:style-name="P22">Envíamelo</text:p>
          </table:table-cell>
        </table:table-row>
        <table:table-row>
          <table:table-cell table:style-name="Tabla14.A2" office:value-type="string">
            <text:p text:style-name="P60">Notas</text:p>
          </table:table-cell>
          <table:table-cell table:style-name="Tabla14.B8" office:value-type="string">
            <text:p text:style-name="P23"/>
          </table:table-cell>
        </table:table-row>
        <table:table-row>
          <table:table-cell table:style-name="Tabla14.A2" office:value-type="string">
            <text:p text:style-name="P60">Excepciones</text:p>
          </table:table-cell>
          <table:table-cell table:style-name="Tabla14.B8" office:value-type="string">
            <text:p text:style-name="P23"/>
          </table:table-cell>
        </table:table-row>
        <table:table-row>
          <table:table-cell table:style-name="Tabla14.A2" office:value-type="string">
            <text:p text:style-name="P60">Salida</text:p>
          </table:table-cell>
          <table:table-cell table:style-name="Tabla14.B8" office:value-type="string">
            <text:p text:style-name="P36">ListaidEnviosTransportar = {codigo, pesoTotal, numeroPaquetes, direccionRecogida, direccionEntrega, distritoRecogida, distritoEntrega, formaPago, precio, pagado, fechaRealizacion, horaInicio, direccion, telefono, responsable}</text:p>
          </table:table-cell>
        </table:table-row>
        <table:table-row>
          <table:table-cell table:style-name="Tabla14.A2" office:value-type="string">
            <text:p text:style-name="P60">Precondiciones</text:p>
          </table:table-cell>
          <table:table-cell table:style-name="Tabla14.B8" office:value-type="string">
            <text:list xml:id="list130124829489391" text:continue-list="list3975231664224756805" text:style-name="L15">
              <text:list-item>
                <text:p text:style-name="P35">Que no exista el objeto almacén identificado por idAlmacen</text:p>
              </text:list-item>
              <text:list-item>
                <text:p text:style-name="P37">Que no exista el objeto ruta identificado por idRuta</text:p>
              </text:list-item>
            </text:list>
          </table:table-cell>
        </table:table-row>
        <table:table-row>
          <table:table-cell table:style-name="Tabla14.A2" office:value-type="string">
            <text:p text:style-name="P60">Postcondiciones</text:p>
          </table:table-cell>
          <table:table-cell table:style-name="Tabla14.B8" office:value-type="string">
            <text:list xml:id="list130124937698369" text:continue-list="list130124068459430" text:style-name="L13">
              <text:list-item>
                <text:p text:style-name="P32">Se creó <text:span text:style-name="T15">el enlace entre el objeto ruta identificado por idRuta y el objeto almacén identificado idAlmacen</text:span></text:p>
              </text:list-item>
            </text:list>
          </table:table-cell>
        </table:table-row>
      </table:table>
      <text:p text:style-name="P23"/>
      <table:table table:name="Tabla15" table:style-name="Tabla15">
        <table:table-column table:style-name="Tabla15.A"/>
        <table:table-column table:style-name="Tabla15.B"/>
        <table:table-row>
          <table:table-cell table:style-name="Tabla15.A1" office:value-type="string">
            <text:p text:style-name="P60">Nombre</text:p>
          </table:table-cell>
          <table:table-cell table:style-name="Tabla15.B1" office:value-type="string">
            <text:p text:style-name="P17">registrarCarga(idRuta, idEnvio)</text:p>
          </table:table-cell>
        </table:table-row>
        <table:table-row>
          <table:table-cell table:style-name="Tabla15.A2" office:value-type="string">
            <text:p text:style-name="P60">Responsabilidad</text:p>
          </table:table-cell>
          <table:table-cell table:style-name="Tabla15.B8" office:value-type="string">
            <text:p text:style-name="P28">Introduce en el sistema la nueva carga de envíos identificados por idEnvio realizada en la furgoneta que tiene que realizar una ruta identificada por idRuta</text:p>
          </table:table-cell>
        </table:table-row>
        <table:table-row>
          <table:table-cell table:style-name="Tabla15.A2" office:value-type="string">
            <text:p text:style-name="P60">Tipo</text:p>
          </table:table-cell>
          <table:table-cell table:style-name="Tabla15.B8" office:value-type="string">
            <text:p text:style-name="P22">Envíamelo</text:p>
          </table:table-cell>
        </table:table-row>
        <table:table-row>
          <table:table-cell table:style-name="Tabla15.A2" office:value-type="string">
            <text:p text:style-name="P60">Notas</text:p>
          </table:table-cell>
          <table:table-cell table:style-name="Tabla15.B8" office:value-type="string">
            <text:p text:style-name="P23"/>
          </table:table-cell>
        </table:table-row>
        <table:table-row>
          <table:table-cell table:style-name="Tabla15.A2" office:value-type="string">
            <text:p text:style-name="P60">Excepciones</text:p>
          </table:table-cell>
          <table:table-cell table:style-name="Tabla15.B8" office:value-type="string">
            <text:p text:style-name="P23"/>
          </table:table-cell>
        </table:table-row>
        <table:table-row>
          <table:table-cell table:style-name="Tabla15.A2" office:value-type="string">
            <text:p text:style-name="P60">Salida</text:p>
          </table:table-cell>
          <table:table-cell table:style-name="Tabla15.B8" office:value-type="string">
            <text:p text:style-name="P23"/>
          </table:table-cell>
        </table:table-row>
        <table:table-row>
          <table:table-cell table:style-name="Tabla15.A2" office:value-type="string">
            <text:p text:style-name="P60">Precondiciones</text:p>
          </table:table-cell>
          <table:table-cell table:style-name="Tabla15.B8" office:value-type="string">
            <text:list xml:id="list130124414078017" text:continue-list="list130124829489391" text:style-name="L15">
              <text:list-item>
                <text:p text:style-name="P37">Que no exista el objeto ruta identificado por idRuta</text:p>
              </text:list-item>
              <text:list-item>
                <text:p text:style-name="P37">Que no exista el objeto envío identificado por idEnvio</text:p>
              </text:list-item>
            </text:list>
          </table:table-cell>
        </table:table-row>
        <table:table-row>
          <table:table-cell table:style-name="Tabla15.A2" office:value-type="string">
            <text:p text:style-name="P60">Postcondiciones</text:p>
          </table:table-cell>
          <table:table-cell table:style-name="Tabla15.B8" office:value-type="string">
            <text:list xml:id="list130124098444011" text:continue-list="list130124937698369" text:style-name="L13">
              <text:list-item>
                <text:p text:style-name="P32">Se creó <text:span text:style-name="T15">el enlace entre el objeto ruta identificado por idRuta y el objeto envío identificado por idEnvio</text:span></text:p>
              </text:list-item>
              <text:list-item>
                <text:p text:style-name="P34">Se modificó TipoEstado a “En_Recogida”</text:p>
              </text:list-item>
            </text:list>
          </table:table-cell>
        </table:table-row>
      </table:table>
      <text:p text:style-name="P23"/>
      <table:table table:name="Tabla16" table:style-name="Tabla16">
        <table:table-column table:style-name="Tabla16.A"/>
        <table:table-column table:style-name="Tabla16.B"/>
        <table:table-row>
          <table:table-cell table:style-name="Tabla16.A1" office:value-type="string">
            <text:p text:style-name="P60">Nombre</text:p>
          </table:table-cell>
          <table:table-cell table:style-name="Tabla16.B1" office:value-type="string">
            <text:p text:style-name="P17">asignarLocalizacionEnvio(idEnvio, idAlmacen, letraZona, numeroZona, numeroZona, numeroEstanteria, estanteria)</text:p>
          </table:table-cell>
        </table:table-row>
        <table:table-row>
          <table:table-cell table:style-name="Tabla16.A2" office:value-type="string">
            <text:p text:style-name="P60">Responsabilidad</text:p>
          </table:table-cell>
          <table:table-cell table:style-name="Tabla16.B8" office:value-type="string">
            <text:p text:style-name="P28">Proporciona una localización al envío identificado por idEnvio a un almacén identificado por idAlmacen</text:p>
          </table:table-cell>
        </table:table-row>
        <text:soft-page-break/>
        <table:table-row>
          <table:table-cell table:style-name="Tabla16.A2" office:value-type="string">
            <text:p text:style-name="P60">Tipo</text:p>
          </table:table-cell>
          <table:table-cell table:style-name="Tabla16.B8" office:value-type="string">
            <text:p text:style-name="P22">Envíamelo</text:p>
          </table:table-cell>
        </table:table-row>
        <table:table-row>
          <table:table-cell table:style-name="Tabla16.A2" office:value-type="string">
            <text:p text:style-name="P60">Notas</text:p>
          </table:table-cell>
          <table:table-cell table:style-name="Tabla16.B8" office:value-type="string">
            <text:p text:style-name="P23"/>
          </table:table-cell>
        </table:table-row>
        <table:table-row>
          <table:table-cell table:style-name="Tabla16.A2" office:value-type="string">
            <text:p text:style-name="P60">Excepciones</text:p>
          </table:table-cell>
          <table:table-cell table:style-name="Tabla16.B8" office:value-type="string">
            <text:p text:style-name="P23"/>
          </table:table-cell>
        </table:table-row>
        <table:table-row>
          <table:table-cell table:style-name="Tabla16.A2" office:value-type="string">
            <text:p text:style-name="P60">Salida</text:p>
          </table:table-cell>
          <table:table-cell table:style-name="Tabla16.B8" office:value-type="string">
            <text:p text:style-name="P23"/>
          </table:table-cell>
        </table:table-row>
        <table:table-row>
          <table:table-cell table:style-name="Tabla16.A2" office:value-type="string">
            <text:p text:style-name="P60">Precondiciones</text:p>
          </table:table-cell>
          <table:table-cell table:style-name="Tabla16.B8" office:value-type="string">
            <text:list xml:id="list130123775624282" text:continue-list="list130124414078017" text:style-name="L15">
              <text:list-item>
                <text:p text:style-name="P37">Que no exista el objeto envío identificado por idEnvio</text:p>
              </text:list-item>
              <text:list-item>
                <text:p text:style-name="P35">Que no exista el objeto almacén identificado por idAlmacen</text:p>
              </text:list-item>
            </text:list>
          </table:table-cell>
        </table:table-row>
        <table:table-row>
          <table:table-cell table:style-name="Tabla16.A2" office:value-type="string">
            <text:p text:style-name="P60">Postcondiciones</text:p>
          </table:table-cell>
          <table:table-cell table:style-name="Tabla16.B8" office:value-type="string">
            <text:list xml:id="list130125142189370" text:continue-list="list130124098444011" text:style-name="L13">
              <text:list-item>
                <text:p text:style-name="P32">Se creó Se creó <text:span text:style-name="T13">un enlace entre el objeto almacén identificado por idAlmacen y el objeto envío identificado por idEnvio</text:span></text:p>
              </text:list-item>
            </text:list>
          </table:table-cell>
        </table:table-row>
      </table:table>
      <text:p text:style-name="P23"/>
      <table:table table:name="Tabla17" table:style-name="Tabla17">
        <table:table-column table:style-name="Tabla17.A"/>
        <table:table-column table:style-name="Tabla17.B"/>
        <table:table-row>
          <table:table-cell table:style-name="Tabla17.A1" office:value-type="string">
            <text:p text:style-name="P60">Nombre</text:p>
          </table:table-cell>
          <table:table-cell table:style-name="Tabla17.B1" office:value-type="string">
            <text:p text:style-name="P17">cambiarLocalizacionEnvio(idEnvio, dAlmacen, letraZona, numeroZona, numeroZona, numeroEstanteria, estanteria)</text:p>
          </table:table-cell>
        </table:table-row>
        <table:table-row>
          <table:table-cell table:style-name="Tabla17.A2" office:value-type="string">
            <text:p text:style-name="P60">Responsabilidad</text:p>
          </table:table-cell>
          <table:table-cell table:style-name="Tabla17.B8" office:value-type="string">
            <text:p text:style-name="P28">Modifica la localización del envío identificado por idEnvio proporcionando una nueva localización a un almacén identificado por idAlmacen</text:p>
          </table:table-cell>
        </table:table-row>
        <table:table-row>
          <table:table-cell table:style-name="Tabla17.A2" office:value-type="string">
            <text:p text:style-name="P60">Tipo</text:p>
          </table:table-cell>
          <table:table-cell table:style-name="Tabla17.B8" office:value-type="string">
            <text:p text:style-name="P22">Envíamelo</text:p>
          </table:table-cell>
        </table:table-row>
        <table:table-row>
          <table:table-cell table:style-name="Tabla17.A2" office:value-type="string">
            <text:p text:style-name="P60">Notas</text:p>
          </table:table-cell>
          <table:table-cell table:style-name="Tabla17.B8" office:value-type="string">
            <text:p text:style-name="P23"/>
          </table:table-cell>
        </table:table-row>
        <table:table-row>
          <table:table-cell table:style-name="Tabla17.A2" office:value-type="string">
            <text:p text:style-name="P60">Excepciones</text:p>
          </table:table-cell>
          <table:table-cell table:style-name="Tabla17.B8" office:value-type="string">
            <text:p text:style-name="P23"/>
          </table:table-cell>
        </table:table-row>
        <table:table-row>
          <table:table-cell table:style-name="Tabla17.A2" office:value-type="string">
            <text:p text:style-name="P60">Salida</text:p>
          </table:table-cell>
          <table:table-cell table:style-name="Tabla17.B8" office:value-type="string">
            <text:p text:style-name="P23"/>
          </table:table-cell>
        </table:table-row>
        <table:table-row>
          <table:table-cell table:style-name="Tabla17.A2" office:value-type="string">
            <text:p text:style-name="P60">Precondiciones</text:p>
          </table:table-cell>
          <table:table-cell table:style-name="Tabla17.B8" office:value-type="string">
            <text:list xml:id="list130123979871920" text:continue-list="list130123775624282" text:style-name="L15">
              <text:list-item>
                <text:p text:style-name="P37">Que no exista el objeto envío identificado por idEnvio</text:p>
              </text:list-item>
              <text:list-item>
                <text:p text:style-name="P35">Que no exista el objeto almacén identificado por idAlmacen</text:p>
              </text:list-item>
            </text:list>
          </table:table-cell>
        </table:table-row>
        <table:table-row>
          <table:table-cell table:style-name="Tabla17.A2" office:value-type="string">
            <text:p text:style-name="P60">Postcondiciones</text:p>
          </table:table-cell>
          <table:table-cell table:style-name="Tabla17.B8" office:value-type="string">
            <text:list xml:id="list130124537484252" text:continue-list="list130125142189370" text:style-name="L13">
              <text:list-item>
                <text:p text:style-name="P32">Se <text:span text:style-name="T15">modificaron los atributos de localización del envío</text:span></text:p>
              </text:list-item>
            </text:list>
          </table:table-cell>
        </table:table-row>
      </table:table>
      <text:p text:style-name="P23"/>
      <table:table table:name="Tabla18" table:style-name="Tabla18">
        <table:table-column table:style-name="Tabla18.A"/>
        <table:table-column table:style-name="Tabla18.B"/>
        <table:table-row>
          <table:table-cell table:style-name="Tabla18.A1" office:value-type="string">
            <text:p text:style-name="P60">Nombre</text:p>
          </table:table-cell>
          <table:table-cell table:style-name="Tabla18.B1" office:value-type="string">
            <text:p text:style-name="P17"><text:span text:style-name="T8">infoLocalizacion=</text:span>consultaLocalizacionEnvio(idEnvio, idAlmacen)</text:p>
          </table:table-cell>
        </table:table-row>
        <table:table-row>
          <table:table-cell table:style-name="Tabla18.A2" office:value-type="string">
            <text:p text:style-name="P60">Responsabilidad</text:p>
          </table:table-cell>
          <table:table-cell table:style-name="Tabla18.B8" office:value-type="string">
            <text:p text:style-name="P25">Proporciona información sobre el almacén identificado por idAlmacén donde se encuentra el envío identificado por idEnvio</text:p>
            <text:p text:style-name="P25"/>
            <text:p text:style-name="P25"/>
          </table:table-cell>
        </table:table-row>
        <table:table-row>
          <table:table-cell table:style-name="Tabla18.A2" office:value-type="string">
            <text:p text:style-name="P60">Tipo</text:p>
          </table:table-cell>
          <table:table-cell table:style-name="Tabla18.B8" office:value-type="string">
            <text:p text:style-name="P22">Envíamelo</text:p>
          </table:table-cell>
        </table:table-row>
        <table:table-row>
          <table:table-cell table:style-name="Tabla18.A2" office:value-type="string">
            <text:p text:style-name="P60">Notas</text:p>
          </table:table-cell>
          <table:table-cell table:style-name="Tabla18.B8" office:value-type="string">
            <text:p text:style-name="P23"/>
          </table:table-cell>
        </table:table-row>
        <table:table-row>
          <table:table-cell table:style-name="Tabla18.A2" office:value-type="string">
            <text:p text:style-name="P60">Excepciones</text:p>
          </table:table-cell>
          <table:table-cell table:style-name="Tabla18.B8" office:value-type="string">
            <text:p text:style-name="P24">Que no exista el envío identificado por idEnvio <text:span text:style-name="T16">o el almacén identificado por idAlmacen</text:span></text:p>
          </table:table-cell>
        </table:table-row>
        <table:table-row>
          <table:table-cell table:style-name="Tabla18.A2" office:value-type="string">
            <text:p text:style-name="P60">Salida</text:p>
          </table:table-cell>
          <table:table-cell table:style-name="Tabla18.B8" office:value-type="string">
            <text:p text:style-name="P26">InfoLocalizacion = { <text:span text:style-name="T17">codigo, pesoTotal, numeroPaquetes, direccionRecogida, direccionEntrega, distritoRecogida, distritoEntrega, formaPago, precio, pagado, fechaRealizacion, horaInicio, direccion, telefono, responsable, </text:span><text:span text:style-name="T18">estante, numeroE, numeroZ, letra</text:span><text:span text:style-name="T19">}, </text:span><text:span text:style-name="T18">siendo numeroE atributo de la clase Estanteria y numeroZ atributo de la clase Zona</text:span></text:p>
          </table:table-cell>
        </table:table-row>
        <table:table-row>
          <table:table-cell table:style-name="Tabla18.A2" office:value-type="string">
            <text:p text:style-name="P60">Precondiciones</text:p>
          </table:table-cell>
          <table:table-cell table:style-name="Tabla18.B8" office:value-type="string">
            <text:p text:style-name="P23"/>
          </table:table-cell>
        </table:table-row>
        <text:soft-page-break/>
        <table:table-row>
          <table:table-cell table:style-name="Tabla18.A2" office:value-type="string">
            <text:p text:style-name="P60">Postcondiciones</text:p>
          </table:table-cell>
          <table:table-cell table:style-name="Tabla18.B8" office:value-type="string">
            <text:p text:style-name="P23"/>
          </table:table-cell>
        </table:table-row>
      </table:table>
      <text:p text:style-name="P14"/>
      <text:p text:style-name="P14">1.3. Gestión de Flotas <text:span text:style-name="T1">(Elena Cantero Molina)</text:span></text:p>
      <text:p text:style-name="P11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1">Nombre</text:p>
          </table:table-cell>
          <table:table-cell table:style-name="Tabla1.B1" office:value-type="string">
            <text:p text:style-name="P18"><text:span text:style-name="T2">idFurgoneta = </text:span>altaFurgoneta(matricula, pesoMaximo, disponibilidad)</text:p>
          </table:table-cell>
        </table:table-row>
        <table:table-row>
          <table:table-cell table:style-name="Tabla1.A2" office:value-type="string">
            <text:p text:style-name="P61">Responsabilidad</text:p>
          </table:table-cell>
          <table:table-cell table:style-name="Tabla1.B8" office:value-type="string">
            <text:p text:style-name="P38">Da de alta una nueva furgoneta, <text:span text:style-name="T3">con sus atributos inicializados. Generándose de forma automática su identificador.</text:span></text:p>
          </table:table-cell>
        </table:table-row>
        <table:table-row>
          <table:table-cell table:style-name="Tabla1.A2" office:value-type="string">
            <text:p text:style-name="P61">Tipo</text:p>
          </table:table-cell>
          <table:table-cell table:style-name="Tabla1.B8" office:value-type="string">
            <text:p text:style-name="P38">Envíamelo</text:p>
          </table:table-cell>
        </table:table-row>
        <table:table-row>
          <table:table-cell table:style-name="Tabla1.A2" office:value-type="string">
            <text:p text:style-name="P61">Notas</text:p>
          </table:table-cell>
          <table:table-cell table:style-name="Tabla1.B8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61">Excepciones</text:p>
          </table:table-cell>
          <table:table-cell table:style-name="Tabla1.B8" office:value-type="string">
            <text:p text:style-name="P39"/>
          </table:table-cell>
        </table:table-row>
        <table:table-row>
          <table:table-cell table:style-name="Tabla1.A2" office:value-type="string">
            <text:p text:style-name="P61">Salida</text:p>
          </table:table-cell>
          <table:table-cell table:style-name="Tabla1.B8" office:value-type="string">
            <text:p text:style-name="P41">idFurgoneta = {matricula, pesoMaximo, disponibilidad} para el objeto de la clase Furgoneta.</text:p>
          </table:table-cell>
        </table:table-row>
        <table:table-row>
          <table:table-cell table:style-name="Tabla1.A2" office:value-type="string">
            <text:p text:style-name="P61">Precondiciones</text:p>
          </table:table-cell>
          <table:table-cell table:style-name="Tabla1.B8" office:value-type="string">
            <text:list xml:id="list3326294652594416627" text:style-name="L1">
              <text:list-item>
                <text:p text:style-name="P40">Que ya exista la furgoneta con esa misma matrícula.</text:p>
              </text:list-item>
            </text:list>
          </table:table-cell>
        </table:table-row>
        <table:table-row>
          <table:table-cell table:style-name="Tabla1.A2" office:value-type="string">
            <text:p text:style-name="P61">Postcondiciones</text:p>
          </table:table-cell>
          <table:table-cell table:style-name="Tabla1.B8" office:value-type="string">
            <text:list xml:id="list1469854193846925898" text:style-name="L2">
              <text:list-item>
                <text:p text:style-name="P42">Se creó <text:span text:style-name="T4">un objeto, furgoneta, de la clase Furgoneta, debidamente inicializado.</text:span></text:p>
              </text:list-item>
              <text:list-item>
                <text:p text:style-name="P43">Se creó un enlace entre furgoneta y el objeto Ruta.</text:p>
              </text:list-item>
            </text:list>
          </table:table-cell>
        </table:table-row>
      </table:table>
      <text:p text:style-name="P11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1">Nombre</text:p>
          </table:table-cell>
          <table:table-cell table:style-name="Tabla2.B1" office:value-type="string">
            <text:p text:style-name="P19">bajaFurgoneta(idFurgoneta)</text:p>
          </table:table-cell>
        </table:table-row>
        <table:table-row>
          <table:table-cell table:style-name="Tabla2.A2" office:value-type="string">
            <text:p text:style-name="P61">Responsabilidad</text:p>
          </table:table-cell>
          <table:table-cell table:style-name="Tabla2.B8" office:value-type="string">
            <text:p text:style-name="P44">Dar de baja una furgoneta identificada por idFurgoneta, modificando sus atributos.</text:p>
          </table:table-cell>
        </table:table-row>
        <table:table-row>
          <table:table-cell table:style-name="Tabla2.A2" office:value-type="string">
            <text:p text:style-name="P61">Tipo</text:p>
          </table:table-cell>
          <table:table-cell table:style-name="Tabla2.B8" office:value-type="string">
            <text:p text:style-name="P38">Envíamelo</text:p>
          </table:table-cell>
        </table:table-row>
        <table:table-row>
          <table:table-cell table:style-name="Tabla2.A2" office:value-type="string">
            <text:p text:style-name="P61">Notas</text:p>
          </table:table-cell>
          <table:table-cell table:style-name="Tabla2.B8" office:value-type="string">
            <text:p text:style-name="P46"/>
          </table:table-cell>
        </table:table-row>
        <table:table-row>
          <table:table-cell table:style-name="Tabla2.A2" office:value-type="string">
            <text:p text:style-name="P61">Excepciones</text:p>
          </table:table-cell>
          <table:table-cell table:style-name="Tabla2.B8" office:value-type="string">
            <text:list xml:id="list130123872115677" text:continue-list="list3326294652594416627" text:style-name="L1">
              <text:list-item>
                <text:p text:style-name="P40">Que ya exista la furgoneta con esa misma matrícula.</text:p>
              </text:list-item>
            </text:list>
          </table:table-cell>
        </table:table-row>
        <table:table-row>
          <table:table-cell table:style-name="Tabla2.A2" office:value-type="string">
            <text:p text:style-name="P61">Salida</text:p>
          </table:table-cell>
          <table:table-cell table:style-name="Tabla2.B8" office:value-type="string">
            <text:p text:style-name="P46"/>
          </table:table-cell>
        </table:table-row>
        <table:table-row>
          <table:table-cell table:style-name="Tabla2.A2" office:value-type="string">
            <text:p text:style-name="P61">Precondiciones</text:p>
          </table:table-cell>
          <table:table-cell table:style-name="Tabla2.B8" office:value-type="string">
            <text:p text:style-name="P39"/>
          </table:table-cell>
        </table:table-row>
        <table:table-row>
          <table:table-cell table:style-name="Tabla2.A2" office:value-type="string">
            <text:p text:style-name="P61">Postcondiciones</text:p>
          </table:table-cell>
          <table:table-cell table:style-name="Tabla2.B8" office:value-type="string">
            <text:list xml:id="list5083925314237624261" text:style-name="L3">
              <text:list-item>
                <text:p text:style-name="P45">Se eliminó el objeto enlazado con la clase Furgoneta identificado con idFurgoneta, así como los objetos de las clases Ruta y Sucursal enlazados con la clase principal.</text:p>
              </text:list-item>
              <text:list-item>
                <text:p text:style-name="P45">Se eliminó los enlaces de la clase Furgoneta con las clases Ruta y Sucursal.</text:p>
              </text:list-item>
            </text:list>
          </table:table-cell>
        </table:table-row>
      </table:table>
      <text:p text:style-name="P11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61">Nombre</text:p>
          </table:table-cell>
          <table:table-cell table:style-name="Tabla3.B1" office:value-type="string">
            <text:p text:style-name="P19">modificacionFurgoneta(idFurgoneta, matricula, pesoMaximo)</text:p>
          </table:table-cell>
        </table:table-row>
        <table:table-row>
          <table:table-cell table:style-name="Tabla3.A2" office:value-type="string">
            <text:p text:style-name="P61">Responsabilidad</text:p>
          </table:table-cell>
          <table:table-cell table:style-name="Tabla3.B8" office:value-type="string">
            <text:p text:style-name="P47">Modificar los atributos del objeto de la clase Furgoneta, identificado por idFurgoneta.</text:p>
          </table:table-cell>
        </table:table-row>
        <table:table-row>
          <table:table-cell table:style-name="Tabla3.A2" office:value-type="string">
            <text:p text:style-name="P61">Tipo</text:p>
          </table:table-cell>
          <table:table-cell table:style-name="Tabla3.B8" office:value-type="string">
            <text:p text:style-name="P38">Envíamelo</text:p>
          </table:table-cell>
        </table:table-row>
        <table:table-row>
          <table:table-cell table:style-name="Tabla3.A2" office:value-type="string">
            <text:p text:style-name="P61">Notas</text:p>
          </table:table-cell>
          <table:table-cell table:style-name="Tabla3.B8" office:value-type="string">
            <text:p text:style-name="P46"/>
          </table:table-cell>
        </table:table-row>
        <table:table-row>
          <table:table-cell table:style-name="Tabla3.A2" office:value-type="string">
            <text:p text:style-name="P61">Excepciones</text:p>
          </table:table-cell>
          <table:table-cell table:style-name="Tabla3.B8" office:value-type="string">
            <text:list xml:id="list3065655772575921289" text:style-name="L4">
              <text:list-item>
                <text:p text:style-name="P48">Que no exista el objeto Furgoneta identificado por idFurgoneta.</text:p>
              </text:list-item>
            </text:list>
          </table:table-cell>
        </table:table-row>
        <text:soft-page-break/>
        <table:table-row>
          <table:table-cell table:style-name="Tabla3.A2" office:value-type="string">
            <text:p text:style-name="P61">Salida</text:p>
          </table:table-cell>
          <table:table-cell table:style-name="Tabla3.B8" office:value-type="string">
            <text:p text:style-name="P46"/>
          </table:table-cell>
        </table:table-row>
        <table:table-row>
          <table:table-cell table:style-name="Tabla3.A2" office:value-type="string">
            <text:p text:style-name="P61">Precondiciones</text:p>
          </table:table-cell>
          <table:table-cell table:style-name="Tabla3.B8" office:value-type="string">
            <text:list xml:id="list5606744055716495252" text:style-name="L5">
              <text:list-header>
                <text:p text:style-name="P49"/>
              </text:list-header>
            </text:list>
          </table:table-cell>
        </table:table-row>
        <table:table-row>
          <table:table-cell table:style-name="Tabla3.A2" office:value-type="string">
            <text:p text:style-name="P61">Postcondiciones</text:p>
          </table:table-cell>
          <table:table-cell table:style-name="Tabla3.B8" office:value-type="string">
            <text:list xml:id="list130123862413900" text:continue-numbering="true" text:style-name="L5">
              <text:list-item>
                <text:p text:style-name="P49">Se modificó el atributo matricula del objeto Furgoneta, identificado por idFurgoneta, a matricula.</text:p>
              </text:list-item>
              <text:list-item>
                <text:p text:style-name="P49">Se modificó el atributo pesoMaximo del objeto Furgoneta, identificado por idFurgoneta, a pesoMaximo.</text:p>
              </text:list-item>
            </text:list>
          </table:table-cell>
        </table:table-row>
      </table:table>
      <text:p text:style-name="P11"/>
      <table:table table:name="Tabla4" table:style-name="Tabla4">
        <table:table-column table:style-name="Tabla4.A"/>
        <table:table-column table:style-name="Tabla4.B"/>
        <table:table-row>
          <table:table-cell table:style-name="Tabla4.A1" office:value-type="string">
            <text:p text:style-name="P61">Nombre</text:p>
          </table:table-cell>
          <table:table-cell table:style-name="Tabla4.B1" office:value-type="string">
            <text:p text:style-name="P19">establecerDisponibilidadFurgoneta(idFurgoneta, disponibilidad)</text:p>
          </table:table-cell>
        </table:table-row>
        <table:table-row>
          <table:table-cell table:style-name="Tabla4.A2" office:value-type="string">
            <text:p text:style-name="P61">Responsabilidad</text:p>
          </table:table-cell>
          <table:table-cell table:style-name="Tabla4.B8" office:value-type="string">
            <text:p text:style-name="P50">Establecer la disponibilidad de un objeto de la clase Furgoneta identificado por idFurgoneta.</text:p>
          </table:table-cell>
        </table:table-row>
        <table:table-row>
          <table:table-cell table:style-name="Tabla4.A2" office:value-type="string">
            <text:p text:style-name="P61">Tipo</text:p>
          </table:table-cell>
          <table:table-cell table:style-name="Tabla4.B8" office:value-type="string">
            <text:p text:style-name="P38">Envíamelo</text:p>
          </table:table-cell>
        </table:table-row>
        <table:table-row>
          <table:table-cell table:style-name="Tabla4.A2" office:value-type="string">
            <text:p text:style-name="P61">Notas</text:p>
          </table:table-cell>
          <table:table-cell table:style-name="Tabla4.B8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1">Excepciones</text:p>
          </table:table-cell>
          <table:table-cell table:style-name="Tabla4.B8" office:value-type="string">
            <text:list xml:id="list1763711622902551166" text:style-name="L6">
              <text:list-item>
                <text:p text:style-name="P51">Que no exista el objeto Furgoneta identificado por idFurgoneta.</text:p>
              </text:list-item>
            </text:list>
          </table:table-cell>
        </table:table-row>
        <table:table-row>
          <table:table-cell table:style-name="Tabla4.A2" office:value-type="string">
            <text:p text:style-name="P61">Salida</text:p>
          </table:table-cell>
          <table:table-cell table:style-name="Tabla4.B8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1">Precondiciones</text:p>
          </table:table-cell>
          <table:table-cell table:style-name="Tabla4.B8" office:value-type="string">
            <text:p text:style-name="P46"/>
          </table:table-cell>
        </table:table-row>
        <table:table-row>
          <table:table-cell table:style-name="Tabla4.A2" office:value-type="string">
            <text:p text:style-name="P61">Postcondiciones</text:p>
          </table:table-cell>
          <table:table-cell table:style-name="Tabla4.B8" office:value-type="string">
            <text:list xml:id="list6759828951312393818" text:style-name="L7">
              <text:list-item>
                <text:p text:style-name="P52">Se modificó el atributo disponibilidad del objeto Furgoneta, identificado por idFurgoneta, a disponibilidad.</text:p>
              </text:list-item>
            </text:list>
          </table:table-cell>
        </table:table-row>
      </table:table>
      <text:p text:style-name="P11"/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61">Nombre</text:p>
          </table:table-cell>
          <table:table-cell table:style-name="Tabla5.B1" office:value-type="string">
            <text:p text:style-name="P19"><text:span text:style-name="T5">disponibilidad = </text:span>consultarDisponibilidadFurgoneta(idFurgoneta)</text:p>
          </table:table-cell>
        </table:table-row>
        <table:table-row>
          <table:table-cell table:style-name="Tabla5.A2" office:value-type="string">
            <text:p text:style-name="P61">Responsabilidad</text:p>
          </table:table-cell>
          <table:table-cell table:style-name="Tabla5.B8" office:value-type="string">
            <text:p text:style-name="P50">Proporciona la información de las disponibilidad de la furgoneta, identificada por idFurgoneta.</text:p>
          </table:table-cell>
        </table:table-row>
        <table:table-row>
          <table:table-cell table:style-name="Tabla5.A2" office:value-type="string">
            <text:p text:style-name="P61">Tipo</text:p>
          </table:table-cell>
          <table:table-cell table:style-name="Tabla5.B8" office:value-type="string">
            <text:p text:style-name="P38">Envíamelo</text:p>
          </table:table-cell>
        </table:table-row>
        <table:table-row>
          <table:table-cell table:style-name="Tabla5.A2" office:value-type="string">
            <text:p text:style-name="P61">Notas</text:p>
          </table:table-cell>
          <table:table-cell table:style-name="Tabla5.B8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61">Excepciones</text:p>
          </table:table-cell>
          <table:table-cell table:style-name="Tabla5.B8" office:value-type="string">
            <text:list xml:id="list2640188528696403669" text:style-name="L8">
              <text:list-item>
                <text:p text:style-name="P53">Que no exista el objeto Furgoneta identificado por idFurgoneta.</text:p>
              </text:list-item>
            </text:list>
          </table:table-cell>
        </table:table-row>
        <table:table-row>
          <table:table-cell table:style-name="Tabla5.A2" office:value-type="string">
            <text:p text:style-name="P61">Salida</text:p>
          </table:table-cell>
          <table:table-cell table:style-name="Tabla5.B8" office:value-type="string">
            <text:list xml:id="list5802748006735655670" text:style-name="L9">
              <text:list-item>
                <text:p text:style-name="P54">disponibilidad</text:p>
              </text:list-item>
            </text:list>
          </table:table-cell>
        </table:table-row>
        <table:table-row>
          <table:table-cell table:style-name="Tabla5.A2" office:value-type="string">
            <text:p text:style-name="P61">Precondiciones</text:p>
          </table:table-cell>
          <table:table-cell table:style-name="Tabla5.B8" office:value-type="string">
            <text:p text:style-name="P46"/>
          </table:table-cell>
        </table:table-row>
        <table:table-row>
          <table:table-cell table:style-name="Tabla5.A2" office:value-type="string">
            <text:p text:style-name="P61">Postcondiciones</text:p>
          </table:table-cell>
          <table:table-cell table:style-name="Tabla5.B8" office:value-type="string">
            <text:list xml:id="list3648278231253382454" text:style-name="L10">
              <text:list-header>
                <text:p text:style-name="P55"/>
              </text:list-header>
            </text:list>
          </table:table-cell>
        </table:table-row>
      </table:table>
      <text:p text:style-name="P11"/>
      <table:table table:name="Tabla6" table:style-name="Tabla6">
        <table:table-column table:style-name="Tabla6.A"/>
        <table:table-column table:style-name="Tabla6.B"/>
        <table:table-row>
          <table:table-cell table:style-name="Tabla6.A1" office:value-type="string">
            <text:p text:style-name="P61">Nombre</text:p>
          </table:table-cell>
          <table:table-cell table:style-name="Tabla6.B1" office:value-type="string">
            <text:p text:style-name="P19">asignarRutaFurgoneta(idFurgoneta, <text:span text:style-name="T6">idRuta)</text:span></text:p>
          </table:table-cell>
        </table:table-row>
        <table:table-row>
          <table:table-cell table:style-name="Tabla6.A2" office:value-type="string">
            <text:p text:style-name="P61">Responsabilidad</text:p>
          </table:table-cell>
          <table:table-cell table:style-name="Tabla6.B8" office:value-type="string">
            <text:p text:style-name="P56">Asigna una ruta identificada por idRuta a la furgoneta identificada por idFurgoneta.</text:p>
          </table:table-cell>
        </table:table-row>
        <table:table-row>
          <table:table-cell table:style-name="Tabla6.A2" office:value-type="string">
            <text:p text:style-name="P61">Tipo</text:p>
          </table:table-cell>
          <table:table-cell table:style-name="Tabla6.B8" office:value-type="string">
            <text:p text:style-name="P38">Envíamelo</text:p>
          </table:table-cell>
        </table:table-row>
        <table:table-row>
          <table:table-cell table:style-name="Tabla6.A2" office:value-type="string">
            <text:p text:style-name="P61">Notas</text:p>
          </table:table-cell>
          <table:table-cell table:style-name="Tabla6.B8" office:value-type="string">
            <text:list xml:id="list130123650270175" text:continue-list="list2640188528696403669" text:style-name="L8">
              <text:list-header>
                <text:p text:style-name="P57"/>
              </text:list-header>
            </text:list>
          </table:table-cell>
        </table:table-row>
        <table:table-row>
          <table:table-cell table:style-name="Tabla6.A2" office:value-type="string">
            <text:p text:style-name="P61">Excepciones</text:p>
          </table:table-cell>
          <table:table-cell table:style-name="Tabla6.B8" office:value-type="string">
            <text:list xml:id="list130124688175688" text:continue-numbering="true" text:style-name="L8">
              <text:list-item>
                <text:p text:style-name="P53">Que no exista el objeto <text:span text:style-name="T7">Ruta</text:span> identificado por id<text:span text:style-name="T7">Ruta.</text:span></text:p>
              </text:list-item>
              <text:list-item>
                <text:p text:style-name="P53"><text:soft-page-break/>Que no exista el objeto Furgoneta identificado por idFurgoneta.</text:p>
              </text:list-item>
              <text:list-item>
                <text:p text:style-name="P57">Que ya esté el objeto Ruta identificado por idRuta asignado al objeto furgoneta identificado por idFurgoneta.</text:p>
              </text:list-item>
            </text:list>
          </table:table-cell>
        </table:table-row>
        <table:table-row>
          <table:table-cell table:style-name="Tabla6.A2" office:value-type="string">
            <text:p text:style-name="P61">Salida</text:p>
          </table:table-cell>
          <table:table-cell table:style-name="Tabla6.B8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1">Precondiciones</text:p>
          </table:table-cell>
          <table:table-cell table:style-name="Tabla6.B8" office:value-type="string">
            <text:p text:style-name="P46"/>
          </table:table-cell>
        </table:table-row>
        <table:table-row>
          <table:table-cell table:style-name="Tabla6.A2" office:value-type="string">
            <text:p text:style-name="P61">Postcondiciones</text:p>
          </table:table-cell>
          <table:table-cell table:style-name="Tabla6.B8" office:value-type="string">
            <text:list xml:id="list5695843944964470093" text:style-name="L11">
              <text:list-item>
                <text:p text:style-name="P58">Se creó un enlace del objeto Ruta identificado por idRuta, al objeto Furgoneta identificado por idRuta.</text:p>
              </text:list-item>
            </text:list>
          </table:table-cell>
        </table:table-row>
      </table:table>
      <text:p text:style-name="P11"/>
      <text:p text:style-name="P11"/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61">Nombre</text:p>
          </table:table-cell>
          <table:table-cell table:style-name="Tabla7.B1" office:value-type="string">
            <text:p text:style-name="P20"><text:span text:style-name="T5">InfoFurgoneta = </text:span>consultarFurgoneta(idFurgoneta)</text:p>
          </table:table-cell>
        </table:table-row>
        <table:table-row>
          <table:table-cell table:style-name="Tabla7.A2" office:value-type="string">
            <text:p text:style-name="P61">Responsabilidad</text:p>
          </table:table-cell>
          <table:table-cell table:style-name="Tabla7.B8" office:value-type="string">
            <text:p text:style-name="P56">Proporciona la información de la furgoneta identificada por idFurgoneta.</text:p>
          </table:table-cell>
        </table:table-row>
        <table:table-row>
          <table:table-cell table:style-name="Tabla7.A2" office:value-type="string">
            <text:p text:style-name="P61">Tipo</text:p>
          </table:table-cell>
          <table:table-cell table:style-name="Tabla7.B8" office:value-type="string">
            <text:p text:style-name="P38">Envíamelo</text:p>
          </table:table-cell>
        </table:table-row>
        <table:table-row>
          <table:table-cell table:style-name="Tabla7.A2" office:value-type="string">
            <text:p text:style-name="P61">Notas</text:p>
          </table:table-cell>
          <table:table-cell table:style-name="Tabla7.B8" office:value-type="string">
            <text:p text:style-name="P46"/>
          </table:table-cell>
        </table:table-row>
        <table:table-row>
          <table:table-cell table:style-name="Tabla7.A2" office:value-type="string">
            <text:p text:style-name="P61">Excepciones</text:p>
          </table:table-cell>
          <table:table-cell table:style-name="Tabla7.B8" office:value-type="string">
            <text:list xml:id="list130123779715081" text:continue-list="list130124688175688" text:style-name="L8">
              <text:list-item>
                <text:p text:style-name="P53">Que no exista el objeto Furgoneta identificado por idFurgoneta.</text:p>
              </text:list-item>
            </text:list>
          </table:table-cell>
        </table:table-row>
        <table:table-row>
          <table:table-cell table:style-name="Tabla7.A2" office:value-type="string">
            <text:p text:style-name="P61">Salida</text:p>
          </table:table-cell>
          <table:table-cell table:style-name="Tabla7.B8" office:value-type="string">
            <text:p text:style-name="P41"><text:span text:style-name="T7">infoFurgoneta</text:span> = {matricula, pesoMaximo, disponibilidad} para el objeto de la clase Furgoneta, <text:span text:style-name="T7">identificado por idFurgoneta.</text:span></text:p>
          </table:table-cell>
        </table:table-row>
        <table:table-row>
          <table:table-cell table:style-name="Tabla7.A2" office:value-type="string">
            <text:p text:style-name="P61">Precondiciones</text:p>
          </table:table-cell>
          <table:table-cell table:style-name="Tabla7.B8" office:value-type="string">
            <text:p text:style-name="P46"/>
          </table:table-cell>
        </table:table-row>
        <table:table-row>
          <table:table-cell table:style-name="Tabla7.A2" office:value-type="string">
            <text:p text:style-name="P61">Postcondiciones</text:p>
          </table:table-cell>
          <table:table-cell table:style-name="Tabla7.B8" office:value-type="string">
            <text:list xml:id="list743772654400462500" text:style-name="L12">
              <text:list-header>
                <text:p text:style-name="P59"/>
              </text:list-header>
            </text:list>
          </table:table-cell>
        </table:table-row>
      </table:table>
      <text:p text:style-name="P11"/>
      <text:p text:style-name="P11">1.4. Gestión de Transportes <text:span text:style-name="T1">(Pablo Zafra Jiménez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30T16:56:09.879927514</meta:creation-date>
    <dc:date>2018-05-01T13:01:23.389702514</dc:date>
    <meta:editing-duration>PT7M49S</meta:editing-duration>
    <meta:editing-cycles>2</meta:editing-cycles>
    <meta:generator>LibreOffice/5.1.6.2$Linux_X86_64 LibreOffice_project/10m0$Build-2</meta:generator>
    <meta:document-statistic meta:table-count="18" meta:image-count="0" meta:object-count="0" meta:page-count="8" meta:paragraph-count="281" meta:word-count="1340" meta:character-count="10157" meta:non-whitespace-character-count="9130"/>
  </office:meta>
</office:document-meta>
</file>